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text-properties fo:language="en" fo:country="US" style:text-scale="98%"/>
    </style:style>
    <style:style style:name="P36" style:family="paragraph" style:parent-style-name="Heading_20_2">
      <style:paragraph-properties fo:break-before="page"/>
      <style:text-properties fo:language="en" fo:country="US"/>
    </style:style>
    <style:style style:name="P37"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9"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40" style:family="paragraph" style:parent-style-name="Heading_20_3">
      <style:text-properties fo:language="en" fo:country="US"/>
    </style:style>
    <style:style style:name="P41" style:family="paragraph" style:parent-style-name="Heading_20_3">
      <style:paragraph-properties fo:margin-top="0.019cm" fo:margin-bottom="0.21cm" fo:break-before="page" style:shadow="none"/>
      <style:text-properties fo:language="en" fo:country="US"/>
    </style:style>
    <style:style style:name="P42" style:family="paragraph" style:parent-style-name="Text_20_body">
      <style:text-properties fo:font-size="11.5pt" fo:language="en" fo:country="US"/>
    </style:style>
    <style:style style:name="P43" style:family="paragraph" style:parent-style-name="Text_20_body" style:list-style-name="L4">
      <style:text-properties fo:font-size="11.5pt" fo:language="en" fo:country="US"/>
    </style:style>
    <style:style style:name="P44" style:family="paragraph" style:parent-style-name="Heading_20_1">
      <style:paragraph-properties fo:break-before="page"/>
      <style:text-properties fo:language="en" fo:country="US"/>
    </style:style>
    <style:style style:name="P45" style:family="paragraph" style:parent-style-name="Text_20_body">
      <style:text-properties fo:language="en" fo:country="US" style:text-scale="97%"/>
    </style:style>
    <style:style style:name="P46" style:family="paragraph" style:parent-style-name="Text_20_body">
      <style:text-properties fo:language="en" fo:country="US" fo:font-style="italic" style:font-style-asian="italic" style:font-style-complex="italic"/>
    </style:style>
    <style:style style:name="P47" style:family="paragraph" style:parent-style-name="Text_20_body">
      <style:paragraph-properties fo:margin-top="0cm" fo:margin-bottom="0.161cm"/>
      <style:text-properties fo:language="en" fo:country="US"/>
    </style:style>
    <style:style style:name="P48" style:family="paragraph" style:parent-style-name="Text_20_body">
      <style:paragraph-properties fo:margin-top="0cm" fo:margin-bottom="0.161cm" fo:break-before="page"/>
      <style:text-properties fo:language="en" fo:country="US"/>
    </style:style>
    <style:style style:name="P49" style:family="paragraph" style:parent-style-name="Heading_20_4">
      <style:text-properties fo:language="en" fo:country="US"/>
    </style:style>
    <style:style style:name="P50" style:family="paragraph" style:parent-style-name="Text_20_body">
      <style:paragraph-properties>
        <style:tab-stops>
          <style:tab-stop style:position="11.8cm"/>
        </style:tab-stops>
      </style:paragraph-properties>
      <style:text-properties fo:language="en" fo:country="US"/>
    </style:style>
    <style:style style:name="P51" style:family="paragraph" style:parent-style-name="Heading_20_4">
      <style:paragraph-properties fo:break-before="page"/>
      <style:text-properties fo:language="en" fo:country="US"/>
    </style:style>
    <style:style style:name="P52" style:family="paragraph" style:parent-style-name="Text_20_body">
      <style:paragraph-properties fo:margin-top="0cm" fo:margin-bottom="0.109cm"/>
      <style:text-properties fo:language="en" fo:country="US" style:text-scale="97%"/>
    </style:style>
    <style:style style:name="P53" style:family="paragraph" style:parent-style-name="Text_20_body">
      <style:paragraph-properties fo:text-align="center" style:justify-single-word="false"/>
      <style:text-properties fo:language="en" fo:country="US"/>
    </style:style>
    <style:style style:name="P54" style:family="paragraph" style:parent-style-name="Heading_20_3">
      <style:paragraph-properties fo:break-before="page"/>
      <style:text-properties fo:language="en" fo:country="US"/>
    </style:style>
    <style:style style:name="P55" style:family="paragraph" style:parent-style-name="Text_20_body">
      <style:paragraph-properties fo:margin-top="0cm" fo:margin-bottom="0.011cm"/>
      <style:text-properties fo:language="en" fo:country="US"/>
    </style:style>
    <style:style style:name="P56" style:family="paragraph" style:parent-style-name="Text_20_body" style:list-style-name="L5">
      <style:paragraph-properties fo:margin-top="0cm" fo:margin-bottom="0.011cm"/>
      <style:text-properties fo:language="en" fo:country="US"/>
    </style:style>
    <style:style style:name="P57" style:family="paragraph" style:parent-style-name="Text_20_body" style:list-style-name="L5">
      <style:paragraph-properties fo:margin-top="0cm" fo:margin-bottom="0.21cm"/>
      <style:text-properties fo:language="en" fo:country="US"/>
    </style:style>
    <style:style style:name="P58" style:family="paragraph" style:parent-style-name="Text_20_body">
      <style:paragraph-properties fo:margin-top="0cm" fo:margin-bottom="0.109cm"/>
      <style:text-properties fo:language="en" fo:country="US" fo:font-style="italic" style:font-style-asian="italic" style:font-style-complex="italic"/>
    </style:style>
    <style:style style:name="P59" style:family="paragraph" style:parent-style-name="Text_20_body">
      <style:paragraph-properties fo:margin-top="0cm" fo:margin-bottom="0.109cm"/>
      <style:text-properties fo:language="en" fo:country="US" fo:font-style="normal" style:font-style-asian="normal" style:font-style-complex="normal"/>
    </style:style>
    <style:style style:name="P60" style:family="paragraph" style:parent-style-name="Text_20_body" style:list-style-name="L6">
      <style:text-properties fo:language="en" fo:country="US"/>
    </style:style>
    <style:style style:name="P61" style:family="paragraph" style:parent-style-name="Text_20_body">
      <style:paragraph-properties fo:text-align="center" style:justify-single-word="false"/>
      <style:text-properties fo:font-size="11.5pt" fo:language="en" fo:country="US"/>
    </style:style>
    <style:style style:name="P62" style:family="paragraph" style:parent-style-name="Text_20_body">
      <style:paragraph-properties fo:text-align="center" style:justify-single-word="false"/>
      <style:text-properties fo:font-size="11.5pt" fo:language="en" fo:country="US" fo:font-style="italic" style:font-style-asian="italic" style:font-style-complex="italic"/>
    </style:style>
    <style:style style:name="P63" style:family="paragraph" style:parent-style-name="Heading_20_1">
      <style:text-properties fo:language="en" fo:country="US"/>
    </style:style>
    <style:style style:name="P64" style:family="paragraph" style:parent-style-name="Heading_20_2">
      <style:paragraph-properties fo:margin-top="0.319cm" fo:margin-bottom="0.21cm" fo:break-before="page"/>
      <style:text-properties fo:language="en" fo:country="US"/>
    </style:style>
    <style:style style:name="P65" style:family="paragraph" style:parent-style-name="Heading_20_2">
      <style:paragraph-properties fo:margin-top="0.12cm" fo:margin-bottom="0.21cm"/>
      <style:text-properties fo:language="en" fo:country="US"/>
    </style:style>
    <style:style style:name="P66" style:family="paragraph" style:parent-style-name="Heading_20_3">
      <style:paragraph-properties fo:margin-top="0.22cm" fo:margin-bottom="0.21cm"/>
      <style:text-properties fo:language="en" fo:country="US"/>
    </style:style>
    <style:style style:name="P67" style:family="paragraph" style:parent-style-name="Text_20_body">
      <style:paragraph-properties fo:margin-top="0cm" fo:margin-bottom="0.109cm"/>
      <style:text-properties fo:language="en" fo:country="US" style:text-scale="98%"/>
    </style:style>
    <style:style style:name="P68" style:family="paragraph" style:parent-style-name="Heading_20_3">
      <style:paragraph-properties fo:margin-top="0.019cm" fo:margin-bottom="0.21cm" fo:break-before="page"/>
      <style:text-properties fo:language="en" fo:country="US"/>
    </style:style>
    <style:style style:name="P69" style:family="paragraph" style:parent-style-name="Text_20_body" style:list-style-name="L7">
      <style:text-properties fo:language="en" fo:country="US"/>
    </style:style>
    <style:style style:name="P70" style:family="paragraph" style:parent-style-name="Heading_20_3">
      <style:paragraph-properties fo:margin-top="0.319cm" fo:margin-bottom="0.109cm"/>
      <style:text-properties fo:language="en" fo:country="US"/>
    </style:style>
    <style:style style:name="P71" style:family="paragraph" style:parent-style-name="Heading_20_3">
      <style:paragraph-properties fo:margin-top="0.319cm" fo:margin-bottom="0.109cm" fo:break-before="page"/>
      <style:text-properties fo:language="en" fo:country="US"/>
    </style:style>
    <style:style style:name="P72" style:family="paragraph" style:parent-style-name="Heading_20_3">
      <style:paragraph-properties fo:margin-top="0.22cm" fo:margin-bottom="0.109cm"/>
      <style:text-properties fo:language="en" fo:country="US"/>
    </style:style>
    <style:style style:name="P73" style:family="paragraph" style:parent-style-name="Text_20_body">
      <style:text-properties fo:font-style="normal" style:font-style-asian="normal" style:font-style-complex="normal"/>
    </style:style>
    <style:style style:name="P74" style:family="paragraph" style:parent-style-name="Text_20_body">
      <style:paragraph-properties fo:text-align="center" style:justify-single-word="false"/>
      <style:text-properties fo:font-style="italic" style:font-style-asian="italic" style:font-style-complex="italic"/>
    </style:style>
    <style:style style:name="P75" style:family="paragraph" style:parent-style-name="Heading_20_3">
      <style:text-properties fo:language="en" fo:country="US" fo:font-style="italic" style:font-style-asian="italic" style:font-style-complex="italic"/>
    </style:style>
    <style:style style:name="P76" style:family="paragraph" style:parent-style-name="Heading_20_3">
      <style:paragraph-properties fo:margin-top="0.019cm" fo:margin-bottom="0.109cm" fo:break-before="page"/>
      <style:text-properties fo:language="en" fo:country="US"/>
    </style:style>
    <style:style style:name="P77" style:family="paragraph" style:parent-style-name="Heading_20_3">
      <style:paragraph-properties fo:margin-top="0.12cm" fo:margin-bottom="0.109cm"/>
      <style:text-properties fo:language="en" fo:country="US"/>
    </style:style>
    <style:style style:name="P78"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9" style:family="paragraph" style:parent-style-name="Heading_20_1">
      <style:paragraph-properties fo:margin-top="0cm" fo:margin-bottom="0.21cm" fo:break-before="page"/>
      <style:text-properties fo:language="en" fo:country="US"/>
    </style:style>
    <style:style style:name="P80" style:family="paragraph" style:parent-style-name="Heading_20_2">
      <style:paragraph-properties fo:margin-top="0.22cm" fo:margin-bottom="0.011cm"/>
      <style:text-properties fo:language="en" fo:country="US"/>
    </style:style>
    <style:style style:name="P81" style:family="paragraph" style:parent-style-name="Text_20_body">
      <style:paragraph-properties fo:margin-top="0cm" fo:margin-bottom="0.21cm"/>
      <style:text-properties fo:language="en" fo:country="US"/>
    </style:style>
    <style:style style:name="P82" style:family="paragraph" style:parent-style-name="Heading_20_2">
      <style:paragraph-properties fo:margin-top="0.019cm" fo:margin-bottom="0.21cm" fo:break-before="page"/>
      <style:text-properties fo:language="en" fo:country="US"/>
    </style:style>
    <style:style style:name="P83"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transparent"/>
    </style:style>
    <style:style style:name="T6" style:family="text">
      <style:text-properties style:font-name="Wingdings" style:font-name-asian="Wingdings" style:font-name-complex="Wingdings"/>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quest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s are the Esperanto or the original Hungarian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roof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at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icapped, old, human rights, etc.: they are indeed very important, but lost cases alone. If we don't find out <text:span text:style-name="T1">why we have to defend anyways</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d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 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 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sponge on human pain, who use their power to command others to destroy their enemies: godfathers, terrorists, “spiritual” and state leaders – the man is the same, only the hi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s loose saying that the “horse” (the “free” economy) will follow its own rules and that should make no trouble. The command is: “Go, go, go!”, direction unset and we are happy counting the kilometers (GDP inc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s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y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su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When Corporations Rule the World (1995), George Soros: The Crisis of Global Capitalism (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sonal wealth), but they must be designated to accomplish immediate targets for the sake of survival (food, shelter, transportation, education, health care etc.) and this forces the money back to the original value transporter role.</text:p>
      <text:p text:style-name="P27"/>
      <text:p text:style-name="P28">Alas the restoration of the order immediately triggers the erosion: accumulating wealth, credit, interest,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industry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to the constant fear of death, but for now this works almost totally for its own sake: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flea 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 forests” campaign? Concerts for the starving children? “Celebritie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plank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mass migration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text:span text:style-name="T5"> holds together in a human way, tries to protect the members, which means its operation is not perfect</text:span>. The perfect employee is a self exhausting careerist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1">Multinational companies are on an even higher level, which can put the production to another country, find another supplier,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register, resend – and when we scratch the surface we can see that the only reason for the whole process is to show its own importance; the real expertis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5"/>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5">From financial view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35">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physiotherapists, etc., no loans should be taken... </text:p>
      <text:p text:style-name="P35">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5">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5">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20" text:outline-level="2"/>
      <text:h text:style-name="P36" text:outline-level="2">Sport</text:h>
      <text:p text:style-name="P15">If you want to see a perfect, full blown cartoon of how the money-based control system turns upside down each statement, word, letter and punctuation of a true idea, the best example is the sport.</text:p>
      <text:p text:style-name="P15">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5">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5">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5">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5">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5"/>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6" text:outline-level="2">Split up personality</text:h>
      <text:p text:style-name="P27">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7">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7">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7">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7">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5">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5">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5">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5">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5">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8">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7">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7">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7">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7">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0" text:outline-level="2">Communities rolling apart</text:h>
      <text:p text:style-name="P15">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5">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5"/>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5">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5">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5">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5">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5">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5">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5"/>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5">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5">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5">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5">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5">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e). “Adventure seekers” may sink into the crowd of the bazaar or something alike – virtually, because no one is interested in the chance of something “image breaking insurance matter” happens to you, and they are ready to spend some money on that.</text:p>
      <text:p text:style-name="P15"/>
      <text:p text:style-name="P5">The “builders” who once worked by the requests and for the aims of the community, now create “symbols of national (or company) pride”, build touristic attractions without any reasonable need: hundred hundred-storey skyscrapers, gigantic sports arenas, theaters, company halls, artificial islands.</text:p>
      <text:p text:style-name="P15">Having checked the background of the service, take a look at the holiday targets. Tourism boosts the target area, brings money, creates jobs, allows development or “break out”. Well...</text:p>
      <text:p text:style-name="P15"/>
      <text:p text:style-name="P15">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5">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5">What is the result? After blowing up the original community we have a small portion of relatively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5"/>
      <text:p text:style-name="P15">After watching the means and effects of traveling it worths a look what it does to the person and the community for which it makes journeys and transportation a natural habit.</text:p>
      <text:p text:style-name="P15">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5">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5">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5">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5">(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0" text:outline-level="2">The way that can be walked only once</text:h>
      <text:p text:style-name="P15">Lots of people thinks that the upcoming ecological and resource crisis can be survived by retreating a bit, farming on the local lands and the world will recover soon. I think the situation resembles the fight of the Balmoral cruiser with a tornado.</text:p>
      <text:p text:style-name="P15"/>
      <text:p text:style-name="P37">The ship cruised at fantastic speed. In the distance, very dim among the mist, the rugged shores of the Bay of Bengal appeared. The sky now brightened up a bit.</text:p>
      <text:p text:style-name="P37">- Hey Fred! Look back for God's sake!</text:p>
      <text:p text:style-name="P37">Fred turned back calmly, thinking that there is a battleship on their trace. What can they do? If it's a light destroyer, they pretend to capitulate and shoot when they come close, sink it and it's done. Why do they make a fuss on everything? </text:p>
      <text:p text:style-name="P37">But when he turned around, he also felt a bit hot.</text:p>
      <text:p text:style-name="P37"/>
      <text:p text:style-name="P38">At the edge of the remote sky there was a bright gap, a few stars appeared within, and this strange window enlightened the dark swirling skies with a fearful green light. At the end of the clouds, towards the light a black, long balloon-shaped thing reached deep down from the sky, rushed closer, and its thin end seemed to spiral in this run...</text:p>
      <text:p text:style-name="P37">Quick pull on the lever: “Slow! Half steam! Left!”</text:p>
      <text:p text:style-name="P37">The tornado is coming!</text:p>
      <text:p text:style-name="P37">Yellow, stunned faces turned to each other in the airless, tense, hot night. These hard faces gazed back with a strange, surprised look. But in vain. The onion shaped cloud ending in a thin tail reached the sea and rushed on them, rushed...</text:p>
      <text:p text:style-name="P37">The full speed running cruiser must be stopped! The fire must be extinguished immediately. All of them worked on this. If they fail and the tornado hits the ship, the boiler busts them up to the skies like a shrapnel. There was no way to reach a harbor. The onion shaped scudding cloud came closer and lower, grown to a long peg-top.</text:p>
      <text:p text:style-name="P37">They worked insanely to bridle the monster that they fed full of steam. Pulleys squeaked, ropes tensed, half naked men pushed in and pulled out the carriages full of smolder, opened valves, lifted levers, Rusty, standing in oil to his ankles, beaten up by the shaking ship tried to let the water down... They decreased the speed as much as they could.</text:p>
      <text:p text:style-name="P39"><text:tab/>(Jenő Rejtő: The lost cruiser)</text:p>
      <text:h text:style-name="P40" text:outline-level="3">Depth</text:h>
      <text:p text:style-name="P15">The real separation factors among people living in different societies are not those that they can see and compare, but those that they don't even see because they are so far. We live in a totally different world, have to meet different requirements today in the developed world than only a hundred years ago, or at the less developed parts of the planet. We are used to get drinking water from the tap, have electricity in the wall outlets and get information about any event in the world immediately and correctly (at least we believe so)</text:p>
      <text:p text:style-name="P15">Indeed we can put away all this. But can we go without the safety that our kid does not die of a simple diarrhea because we have a hospital, infusion and medicines? That we go to an agile and well equipped dentist and not to a blacksmith with a toothache? That a broken bone does not make us crippled for a lifetime? That no one can beat or kill us for our property without the (at least theoretical) risk of punishment? My three sons has a fair chance to grow up – contrary to being lucky if two out of eight can survive; and the woman I love might die in childbirth... Having this security, the approach to our own lives, or to other people is fundamentally different, we build much deeper relationships, think in much longer times – in contrast to spending all our time with constant fight against others and the environment for mere survival or to avoid suffers.</text:p>
      <text:p text:style-name="P15">In fact <text:span text:style-name="T1">this </text:span>is the civilization. This is what mankind fought the hard battles of the last centuries, and if we let this system built by our parents crumble down because of our stupidity, we fall back by hundreds of years. Famous stories talk about how the survivors collect the remainders of knowledge after the collapse, but these are in fact fairy tales. The modern applied science (industry, medicine etc.) is totally useless without the sustaining infrastructure, and people would not have time for “having fun” with such things if they had to fight constantly for survival. This requires a huge civilization reserve, a supporting community that can keep up people working on anything that have no direct use from the production of the majority.</text:p>
      <text:h text:style-name="P41" text:outline-level="3">Time frame</text:h>
      <text:p text:style-name="P27">The reserve that can be spent on “civilization” was actually the excess of resources, when to fulfill the needs of the community did not take the whole lifetime of the members (this sounds harsh in our modern thinking). This remaining time was distributed among the members according to the current approach of the era, either mostly “horizontally” (a little for everyone) or “vertically” (creating a controlling, customer caste.</text:p>
      <text:p text:style-name="P27">The breakthrough was brought by an invention, when the energy sources started to help directly in the production (coal, steam engine, oil, ...) increasing the amount of “reserve time” by magnitudes, this permitted to consider the needs of the whole population, public education, etc.; the idea of “freedom, equality, brotherhood” could be formulated (was not totally pointless).</text:p>
      <text:p text:style-name="P27">By this time the majority of directly reachable fossil energy sources are depleted, the older a developed civilization on a certain territory, the larger is the local energy need and the smaller is the available energy source. Furthermore, mining and processing them also needs lots of energy and advanced services (transportation, organization), thus the lack of energy is a self improving process: the less is available at a given time, the further less can be produced.</text:p>
      <text:p text:style-name="P27">To summarize: the locations, where “knowledge” is accumulated get the hardest hit in the lack of energy, and because of the depleted natural sources, there is no way to climb back on the same way. This is not simply a temporal fall back, we will not have the hope to grow back up to the same level...</text:p>
      <text:h text:style-name="P40" text:outline-level="3">Speed</text:h>
      <text:p text:style-name="P15">In our everyday life any fundamental change seems so unbelievable, we think things change slowly, and if something is wrong, someone has to be blamed and punished, then all goes back to normal. For this assumption we might have to pay hard for – let me show a (hopefully too pessimistic and deniable based on the facts) screenplay here.</text:p>
      <text:p text:style-name="P15">One of the hurricanes coming to the US shores (growing in power and count according to the statistics) finally hits the gay and oil production and refinery centers causing a serious damage. The unprecedented natural disaster is shadowed by the fact that it takes months to even partially restore the oil production. The effect is an immediate price jump in the oil-based fuels (they already rise when the <text:span text:style-name="T1">hurricane risk appears in the news</text:span>). This can be balanced for a while by silently depleting the majority of oil reserves (this is a huge business), but the news gets more alarming, prices break loose: simply there is NO oil to cover the needs and slowly the reserves run out. The problem reaches all energy-thirsty regions: public services, trade, communication, health care, mining, industrial agriculture... The global transportation jams, the current production and support systems collapse because they are based on long-distance shipment and minimal local storage capacity: even if they have local energy and workforce, some raw materials don't come, products can't be carried away. Suddenly the lives of masses sustained by a working system are in danger: not only the chronic or serious patients, but inhabitants of big towns and anyone far from natural water and food sources. The panic seriously further damages the still working system fractions. It turns out that no one can “finance” the restoration of the production capacity in the “unstable economic situation”, but on the contrary: more and more fundamental systems stall.</text:p>
      <text:p text:style-name="P15">To sum it up: the capacity of the sustaining system falls back to a small fraction within a single year – in unlucky areas it's like every ten person should draw lots who will be the one survivor... Could we handle this situation as a single community, a global race? Or, as long as we still have some fuel left, the war machinery would fight as usual for the last remaining resources – practically wasting the final resources on blowing up the last remaining parts of our global infrastructure...</text:p>
      <text:p text:style-name="P15"/>
      <text:h text:style-name="P20" text:outline-level="2">Being Hungarian</text:h>
      <text:p text:style-name="P15">I have felt for many years that it's a great present from the fate to be Hungarian. Not because our DNA would turn differently (as some say), or that we are from the Sirius, or we have so many Nobel prized scientists (who in fact could not live and work here), or something alike. This feeling I finally formulated like this: <text:span text:style-name="T1">we are just in the middle of a slope.</text:span></text:p>
      <text:h text:style-name="P40" text:outline-level="3">The middle of a slope</text:h>
      <text:p text:style-name="P15">Being Hungarian we do have a chance to learn, prepare well for our tasks, and by fair labor and according to our talents we can excel in quite large communities. We can as well throw ethics away and use our intelligence against our environment to rise for this price. We can lean back and wait for others to support us, or we can chose to sink into the depth of laziness and self-pity blaming the world for passing us by, or we can live the extreme levels of poverty. IN the meantime we can keep a relatively sane mind and shape, we do have a chance to climb out of the depths or fall from the heavens. In a “higher society” the upper class closes and it is very hard to truly fall to the ground from it – but we can scramble forever, but we are still handled as replaceable and throwable servants in certain clubs. In “lower societies” the sucking power of poverty is final: giving up the fight throws such moral and physical depths where there is no rise from anymore (and it's much easier to die without trace or making <text:s/>interest).</text:p>
      <text:p text:style-name="P15">Hungary is “in the center of the world”... with its all good and bad, beauty and ugliness. We see wonderful and disappointing models, our fate is not given but we choose it – much more than in societies either “above” or “below” us. Today we walk the way of modeling the drastic separation in the world to a very rich few percent and a relatively very poor vast majority. The “top” tries to absorb all the resources and distribute it in a way that keeps the tension in “the people” a bit under the blast point; in the meantime the lack of responsibility and sometimes even the knowledge causes disasters. The real needs of “the people” are not considered in the “big game”, although they could be covered by the available resources by far presumably.</text:p>
      <text:p text:style-name="P15">This situation is not written in stone, final and hopeless. We can choose the opposite approach, and considering from how far we start going towards cooperation, clarity and truth, this can also stand as a model, show a hope to our collapsing world as well. If we can stand up from this ridiculously fragmented, pervert and stunned state of ours, then we have the right to believe that our global race can do the same.</text:p>
      <text:h text:style-name="P40" text:outline-level="3">Nation and nationality</text:h>
      <text:p text:style-name="P15">Along its modern history, Hungary has lost a serious fraction of its land and population, and even though there were (sometimes forced, sometimes peaceful) migrations, serious Hungarian minority lives <text:s/>outside of practically all the state borders. It is an extreme task to live the Hungarian nationality in these circumstances in a way that does not cause conflicts abroad, between the Hungarian minority and the majority – and this does not go well nowadays...</text:p>
      <text:p text:style-name="P15">“I am Hungarian” – saying this in Hungary does not make an echo, it does not touch the hearts of many people (this is quite visible at the school year opening ceremony during singing/listening to the Hymn). As counterpoint a minority has appeared whom “Hungarian consciousness” is extremely important, but this rather acts as a distinguishing and not a community building factor: a mean of separating from “the others” (melted into the consumer society).</text:p>
      <text:p text:style-name="P15"/>
      <text:p text:style-name="P5">In contrast for Hungarians abroad keeping the Hungarian culture, language, customs against the constant pressure acts as a cohesive power. We in fact have a reserve outside our country that might resurrect a real positive national consciousness based on acceptance and love. We don't have to re-attach lands to the Hungarian state – we, the people living within the borders should re-attach to the mentality that being Hungarian meant former times, and what is protected better abroad.</text:p>
      <text:h text:style-name="P40" text:outline-level="3">In the sandwich of prejudice</text:h>
      <text:p text:style-name="P15">“Gypsy”... a dark, unknowable term: a loud, strange, violent, harsh world with lots of kinds. A border where the norms we generally (most of us not just theoretically) follow suddenly stop. “They” have other norms, different movements, talk, songs; the expressions of joy and sorrow are alien to us. On the other end, some hissing, some hatefully, but lots of us points at the Jews. Or point at those who point at them. A dark, strange, fearful web, invisible walls, ghosts of tribal hierarchies floating in the thin air; rigid, complex, obscure rules control the procedures. One to the left, one to the right – same distance.</text:p>
      <text:p text:style-name="P15">We should be together more. We should talk more about ourselves, show, resurrect the treasures of our own, unique, truly different cultures, worlds, live and share this joy with each other. Hungarians the Hungarian, Gypsies the Gypsy, Jews the Jewish heritage. Perhaps we could find out that the source of prejudice is our own separation from the strange, unknown things – instead of curiosity and sharing. Perhaps we could find out that our fears are the same: a Gypsy can see the same alien factor in us (gajos) as we see in the Jews, who see us (goys) the same as we see the Gypsies.</text:p>
      <text:p text:style-name="P15">A new, quite ugly Hungarian term is “gypsy crime”. We mean violent, dark aggression “threatening the norms”, it can hit any of us anytime, we have the fear but we don't like when someone says it. But what about “white crime”? Peculated billions, tax fraud, industrial lies, crippling and selling out public sustainment systems, blaming “economical rules” for them, slander lawsuits, legal actions spanning for decades with further insane costs, smart lawyer tricks, medical expert's reports, etc. Which has the worse “social impact”? Which is the <text:span text:style-name="T1">cause</text:span> and which is the <text:span text:style-name="T1">consequence?</text:span></text:p>
      <text:p text:style-name="P15">Bizarre, tense world – like all situations from which one can really learn, grow, understand, just one has to look in the right direction.</text:p>
      <text:h text:style-name="P40" text:outline-level="3">Stephan, the king</text:h>
      <text:p text:style-name="P15">I find it typical that the birth of the Hungarian state we don't connect to a big, happy, joining ceremony, but a combined civil and religious war with the result of throwing the old faith, tribal order and life away, and joining the the world of the “settled nations”. We were forced to sit down to the table because we preferred staying out under the open skies; we had – and I think under the surface we still have – such amount of power that needs tight reins.</text:p>
      <text:p text:style-name="P15">I believe that the heritage of Stephan and Koppany can be joined, their opposition was not internal but caused by the historical environment; and the interior constant fight that is a known habit among Hungarians is also just a consequence. Just by watching the past twenty years, the constant conflicts could prove how deep we can sink – but this can also mean that we can't even imagine what we could do if we cooperate...</text:p>
      <text:p text:style-name="P15"/>
      <text:h text:style-name="P20" text:outline-level="2"/>
      <text:h text:style-name="P36" text:outline-level="2">The Lord of the Rings</text:h>
      <text:p text:style-name="P15">This book was started under the title “The World of the Ring”. The idea came from thinking over Tolkien's book and tried to attach current actors, phenomena and changes to his figures, to see if it provides some kind of solution. Later I have found that such a book would give a too complex, inside out approach to analyze, and if possible find an escape from th current beautiful world order. This current, much stricter shape was born then, but in this Phenomena section it worths to mention that. Alas, I have a quite small place to express weird consequences; anyways I hope it will be a thought provoking, yet short “piece of literature” allowing a bit of rest(?)</text:p>
      <text:p text:style-name="P15">As I searched for the way out, I tried to check the motivations of the official main heroes, those unique features that can turn them against an invisible but extremely powerful evil force. I had to face the fact that on this level they are merely superheroes invented by the author, who survive all, win, and that's all. Examining the novel like this was totally useless, the recipe is simple: take a spoonful of rock solid tale heroes, support them with the most irrational wonders and there you are: they save the world.</text:p>
      <text:p text:style-name="P15">However there was an item that did not let me down: the Ring itself, which is a perfectly caught symbol. According to the legendary, there were twenty rings altogether representing the power of each kingdom except one that has power upon the other rings and bears the spirit of the evil god: Sauron. In the film there is a perfect moment, when the fellowship realize that the Elves cannot protect the Ring. Gimli the dwarf tries to break it but his weapon flies in pieces, he falls on the ground, the Ring shines untouched in the middle of the table. In fact <text:span text:style-name="T1">it is not there.</text:span> Then the heroes race for becoming those who would be the ones fighting against the darkness with the help of the Ring. The camera focuses on the Ring, a chanting sounds, the main heroes almost kill each other for it. The true power of the Ring flashes here – in fact it seems quite weak along the story compared to the other very spectacular wonders. In essence it can make its owner invisible to the others, but at the same time the owner becomes visible to the evil forces of the Ring – this is a rather bad business.</text:p>
      <text:p text:style-name="P15">To me the Ring is a straightforward manifestation of the modern money. The Ring itself is not bond to any real equipment or power – it represents the Power that everyone desires. It is indestructible just like money: banknotes can be burned, coins can be crushed; money, the concept of an abstract value that is exchangeable to anything lives inside us, both as individuals and as the whole society. This power is already dangerous when it is bond to a closed community, but its dark power is released when it loses all the reins and becomes global. If I have enough money, I can do anything, go anywhere, get all I want – this absolute power can make almost anyone insane. If you start using it, it can hide you, your action from the environment, it can free you from bonds, responsibilities – but makes you visible to the real owners of the Power: the lords of the monetary system.</text:p>
      <text:p text:style-name="P15">Empowered by this analysis on the Ring, I started to search for the most powerful figure in the story, who is not else but... Tolkien, the writer himself! He is the one who, uninhibitedly and constantly changes the story and, just like in the ancient Greek tragedies he saves the good guys in hopeless scenarios, thus guarantees the happy ending which would have rationally zero percent chance without him. If we keep a realistic approach, the story should have ended in the first moments, our protagonists fail, Sauron gets the Ring. This may sound weird for the first time, but worths a few minutes playing.</text:p>
      <text:p text:style-name="P5">The counterpoint of Tolkien, the “good god” is Saruman. He (in contrast to Sauron) is a really active person in the story, he has almost unlimited power – they form a strange couple where Sauron is the bogey-man whom everyone is scared of, Saruman is the “strong boy”, the friend of Sauron who can beat up anyone in the kindergarten in his name. By a more daring analogy he is like the pharisees in the New Testament: the friends of the merciless God who can do anything in his name. In our world Saruman's role fits to the science: the human intelligence, the almost supernatural force that yet serves the “dark side”. Why, if it used to be “white” and swore to serve human beings and life on Earth?</text:p>
      <text:p text:style-name="P15">Alas, the answer is too easy. When the Lord, who is feared by the masses appears in the world, there is no place for a “white science” that aims to serve the people by using human intelligence, and applies the visible, knowable rules of the world. That can be good, that can be useful, but an uncontrollable mob being frightened by the afterlife (or whatever) is totally insensitive to the scientific values and sweeps it away – burns the library of Alexandria, treads on the circles of Archimedes, menaces Galileo, burns the witches. Saruman can nurse his trees and guide the rivers, but what can he do when an army of beasts ready to kill or be killed appear and say that Sauron does not like this? He can battle forever against the constantly coming hordes, or accept that it is better to stand in front of all this, and declares himself as the first servant and delegate of the Lord. Who is this Lord, what does he want, is he exist at all? It does not matter, the fate of Saruman and the world depends on one thing: <text:span text:style-name="T1">what do the masses think about the Lord?</text:span></text:p>
      <text:p text:style-name="P32">Okay, the Ring is the global money, Saruman is the science, but <text:span text:style-name="T1">who is Sauron?</text:span> He in fact never appears in the books, he is merely a glowing eye that appears here and there, and those who are bond to him do evil things. He himself (in spite of the visual and sound effects in the film) is quite weak, he is simply unable to kill the clearly dangerous Frodo on his own land! Yes, he “almost” does it, but again: having seen all the magics and wonders in the story, Frodo should have been eliminated instantly – but that does not happen. From the viewpoint of theology, Sauron (contrary to Tolkien) is a fair, hidden, non-intervening god. He is there by his symbol, the “eye” that can see everything, that you can't escape from; those who offend will be punished sooner or later, but he is standing outside of this world so it is impossible to riot against him. What does he <text:span text:style-name="T1">really do?</text:span> He unifies the ork tribes formerly battling against each other, gives them a common aim, force them into a community and gives the faith that they can rule the whole world. Is he <text:span text:style-name="T1">evil indeed?</text:span> This is a question of the viewpoint – the orks surely don't think so because for them, if they succeed to conquer the world, he is a huge, hard but rightful power that opened a way for the development. Would the story be different if Sauron <text:span text:style-name="T1">does not exist at all</text:span>, he is just fabricated myth and upheld for all costs? Not sure...</text:p>
      <text:p text:style-name="P15">This sound to me quite similar to the history of our own civilization. The mankind lived in separated little tribes, among others they actively hunted for other humans as well, thus keeping its own population small. The rank <text:s/>inside the tribe was based on the constantly changing physical power order, a stable hierarchy could not appear. The only way for a breakthrough was to put a behavior rule set in force that is above their own personal interests, and all that is needed for this is a supernatural entity who is <text:span text:style-name="T1">indestructible</text:span>, can <text:span text:style-name="T1">see everything</text:span>, and <text:span text:style-name="T1">threatens</text:span> all sins <text:span text:style-name="T1">with merciless punishment</text:span> through <text:span text:style-name="T1">several generations</text:span>.</text:p>
      <text:p text:style-name="P15">All of these features are inevitable to get a civilization forming power. The essence is that this entity must stand above all the contests, he must be an eternal and absolute winner, whom we can never find and threaten with anything because he cannot be reached on our physical level. He can see everything, we are unable to hide away; it might seem that nothing happens when I resist his will, but this is a temporal situation, sooner or later he will smash me ruthlessly.</text:p>
      <text:p text:style-name="P15"/>
      <text:p text:style-name="P5">... and of course there will be those who explain without any doubt that any illness, injury or death is in fact Sauron's revenge on me for a former mistake that I thought I escaped. I might accept this in order to get some unfair advantage for my offsprings – but Sauron does not forget and can punish my children for my sin as well.</text:p>
      <text:p text:style-name="P15">Do I still talk about Sauron now, or the God or gods of any religions, or perhaps the law of karma? None of them: the focus is not on the name, existence or attributes of one or more supernatural entities, but the believers' connections to him, to the community and to oneself. Or, from the other side: what does the power that forms us to a community looks like? A straightforward way from a totally wild horde controlled by biological rules only towards a civilization is the above described image of God – the question is the consequences of keeping this image along the improvement of the might of the society.</text:p>
      <text:p text:style-name="P15">The fundamental idea in Tolkien's story is that <text:span text:style-name="T1">Sauron must not get the Ring</text:span>. Following the analogy this can be translated in this way: a global value carrier tool should not be possessed by a race to which the community forming power is based on the weakness, the wish of hiding and the fear of punishment of the entities. If this happens, Sauron – in fact the forcing, unlimited power – materializes. As far as I can see, this has already happened.</text:p>
      <text:p text:style-name="P15">Our laws, our relationships show that our interests turn us against each other, only the state regulations and punishments keep us in check. The Rings of the kingdoms have appeared in the shape of state currencies. They permitted to achieve higher public plans and accumulate human knowledge, but also allowed the lords to realize such dreams that were totally opposite to the needs of their servants. Apart from this, that power was local, lords and servants lived on the same area, the lord could mostly buy goods and services only from his servants. The constant physical threat also limited him in fulfilling his wishes: a growing anger among the people could be controlled by growing military force in which he also could not trust without doubts. The opposing forces in this closed system created an always changing but long lasting balance (sometimes long stable periods, sometimes repeated revolutions).</text:p>
      <text:p text:style-name="P15">The global money transfer jams the effects of this feedback: lords and servants (or: exploiter and exploited, employer and employee) can live on the opposite side of the planet. The exploiter does not even consider his responsibility for the damage he indirectly makes; on the other side he himself is exploited by... what? A faceless “system”, economical or political “necessities”. The order of our world, appears as an “external” power above us having own will and aims, in which we act like replaceable components (consumer, clerk, worker); we forget that we have created and we keep this whole system up day by day – with our thoughts, words and actions.</text:p>
      <text:p text:style-name="P15">If it is so, we can decide to destroy it, do we? No, just like the Ring cannot be destroyed, because the problem is not the physical thing, the social structure, but our approach that creates it. The power of the Ring, Sauron is not on the bank desks, in offices or computer systems, but inside us, its creators and upholders. Our task is to find that source, bring the Ring back and throw it in. Other words: find the source of our personal bonds and wishes that make us creating Sauron; give them up and build a new civilization based on cooperation and love.</text:p>
      <text:p text:style-name="P15">Well, Mordor's plain looks like an easy joke compared to this journey...</text:p>
      <text:h text:style-name="P20" text:outline-level="2"><draw:frame draw:style-name="fr6" draw:name="Keret1" text:anchor-type="paragraph" svg:x="0.647cm" svg:y="1.132cm" svg:width="15.704cm" draw:z-index="0"><draw:text-box fo:min-height="20.098cm"><text:p text:style-name="P42">The former list could be much longer, but I think it is enough to support the following statements:</text:p><text:list text:style-name="L4"><text:list-item><text:p text:style-name="P43"><text:span text:style-name="T1">The processes going on in our world</text:span><text:span text:style-name="T7"> </text:span><text:span text:style-name="T1">have</text:span><text:span text:style-name="T7"> real, directly sensible </text:span><text:span text:style-name="T1">negative effects</text:span><text:span text:style-name="T7">, although we try to hide this by mocking ourselves in vain. This effect however is very small compared to what our children will have to face, but they will have much less freedom to choose.</text:span></text:p></text:list-item><text:list-item><text:p text:style-name="P43">Certain phenomena of <text:span text:style-name="T1">the crisis</text:span> can be connected to people and organizations (state leaders, firms, banks), but the <text:span text:style-name="T1">causes are deeper</text:span>; these actors merely play their roles. They do have true personal responsibility, but in fact their freedom is limited to do or leave.</text:p></text:list-item><text:list-item><text:p text:style-name="P43"><text:span text:style-name="T1">The system will not get better,</text:span> there is no motivation that could turn our rules back to follow the reality, personal, local interests are always against this.</text:p></text:list-item><text:list-item><text:p text:style-name="P43">This is not “all our fault”. We just live in our ancestors' dreams, that has lead generations; and cannot cope with, <text:span text:style-name="T1">failed to</text:span> keep in check and <text:span text:style-name="T1">set new directions to the power</text:span> they have created and <text:span text:style-name="T1">we possess</text:span>. It was not their spiritual perfection, but the nature and their everyday needs that limiter our ancestors, kept them in sync with the world and forced them to seek comfort from their pain in the nicer future they dreamed for us.</text:p></text:list-item><text:list-item><text:p text:style-name="P43"><text:span text:style-name="T1">I don't presume any evil external supernatural force</text:span> that would want to destroy the human race, and I don't want to use an opposing force either to solve this problem. Of course I don't deny the possibility of such powers, furthermore I believe in other levels in my way, but this does not change the fundamental concept that here and now, we, human beings have problems that we have made and we have to solve too.</text:p></text:list-item><text:list-item><text:p text:style-name="P43">We are near to the limit between the two states of our system (practically: existing and collapsing), the current world will soon disappear anyway – <text:span text:style-name="T1">the question is only that do we take the liability and control the change</text:span>, or do we let it collapse by itself because we want to use all the gains until the last moment?</text:p></text:list-item><text:list-item><text:p text:style-name="P43">When I say I believe in a positive ending, I don't base this on closing my eyes – on the contrary I try to measure the problems as precisely as I can and search for the solution at their very roots. I have the faith that each and every person, just like the Reader can be immunized against the toxins in the system if we realize the causes: why we created them, how they react on us, what is their real effect, how it is worth, beneficial and right to handle these factors.</text:p></text:list-item></text:list><text:p text:style-name="P42">This is what the rest of this book is about.</text:p></draw:text-box></draw:frame> <text:s/></text:h>
      <text:p text:style-name="P15"/>
      <text:h text:style-name="P44" text:outline-level="1">The crisis factors</text:h>
      <text:p text:style-name="P15">Why the balanced, harmonic thinking is not the natural state of a human mind, why do we have to fight for it? If this was normal, this current ruling stupidity would not be able to seize the human civilization. We seek for the good (otherwise we would not survive the cold war era...) but the phenomena prove that we are very dangerous when it comes to actions. Consequentially there must be a tragic misunderstanding between our wishes and deeds – take a look at them.</text:p>
      <text:h text:style-name="P20" text:outline-level="2">Pattern matching</text:h>
      <text:p text:style-name="P45">Our “official”, “western” cultural heritage is heavily based on our faith in human intelligence, that we have a logical thinking and should be grateful to it for all that we have. We can show our own and our ancestors' results to each other, we process and understand <text:s/>the information, then we use it. This is in total opposition to the eastern approach that focuses on the personal experience and enlightment.</text:p>
      <text:p text:style-name="P45">When we look at ourselves as a “rational western person”, we imagine a machine: information go in, they connect to existing knowledge, we process them and via the conscious analysis of the possibilities we get the results. If we make a wrong decision, we blame missing information or inadequate knowledge; when this would be ridiculous (after several failures) we choose self pity and depreciation – both on personal and society level.</text:p>
      <text:p text:style-name="P45">I declare that this model is fundamentally wrong: contrary to the computer-like image that we have about our minds, <text:span text:style-name="T1">the human brain is in fact totally unable to such logical thinking.</text:span></text:p>
      <text:p text:style-name="P15">Until recent times, computers used to have one single processing unit (core), today (except for rare extreme examples) it has a few (like 2 or 4). The core is a very complex mass of logical circuits that never ever change. The changing part is the program itself that the processor loads at a very high speed, and executes the array of commands on the current data. One core executes one instruction at a time; the fact that it seems to do several things at the same time is achieved by that it keeps several parallel tasks “in mind” and switches among them. For example it displays the character I just hit on the keyboard is the result of that the core stops what it is doing, processes the keyboard signal, then continues the former task. We can be sure of that the computer will do exactly and only what we ordered by our programs, their operation is logical, predictable.</text:p>
      <text:p text:style-name="P15">The human brain works totally the opposite way in all fields. Instead of having a few complex, regulated processing units, here we have billions of simple organic switches (internet sources mention 25-300 billion): if the “input” signals exceed a certain level, an output signal is sent. In the case of the computer the “program” looks like “data”, arrays of executable command codes. For the brain the “program” is the brain structure itself; learning that is “loading a program” means changing the brain structure, building and removing connections. All parts of the brain is active all the time, it has a certain stimulus state; there is no “current process”, a program that the brain executes, and there is no program either: everything happens at the same time. If I want to suspend and later resume the operation of a computer, I just have to know what programs run and what they do right now; this can be saved and loaded and all will continue later. For a brain that would mean storing the stimulus of each and every neuron and copy the whole connection structure as well, because connections appear and disappear in every moment. And if I have done that and reloaded after five minutes, I cannot say that the copy is five minutes late from the original because that could have changed in arbitrary measures (eg: “enlightened”), can be totally different from the copy.</text:p>
      <text:p text:style-name="P15"/>
      <text:p text:style-name="P46"/>
      <text:p text:style-name="P5"><text:span text:style-name="T1">According to its structure the brain is in the longest distance from a “predictable thinking machine”.</text:span><text:span text:style-name="T7"> Then what is it good for? </text:span><text:span text:style-name="T1">The brain is a “pattern-matching machine”!</text:span><text:span text:style-name="T7"> The sole function of the neural system (that has grown more and more complex along the evolution) is to increase the survival probability of the individual(!) by reusing its own experiences and react more precisely to the environment events – contrary to the race-level physiological evolution based on the more likely early death of the less fit individuals. (Ironically enough these effects work against each other: the selection effect of the worse physical body can be neutralized by the finer neurology – the race-level example is mankind itself).</text:span></text:p>
      <text:p text:style-name="P15">The brain has two functions: select the best reaction according to the previous experiences as quick as possible, and constant import of “useful patterns”. To accomplish this, it rapidly picks patterns out of the information streams coming from the senses, and determine the behavior according to the best matching memorized patterns. In the meantime it also temporarily stores the incoming events, so the short-term memory structure changes all the time: baby-patterns are born. If serious internal changes appear together with them (the attacking tiger to its smell, the touch of the twig that breaks under my foot), the pattern is transferred to the long-term storage so that it can prevent a problem the next time.</text:p>
      <text:p text:style-name="P15">To reach higher speed, the brain builds a hierarchy at both input and output channels: it selects and stores the significant portions from the patterns only; among the incoming millions of parallel stimuli it searches for patterns and similarities before matching them to the memory (like recognizing the expressions on a yet unseen face) to decrease the complexity of the matching process. It also builds hierarchy on the control side: I only have to decide to go to the table, but I don't have to follow the extremely complex muscle command array because that is “innervated”: the brain portion which is responsible for the body movements have learned to execute the conscious “wish” by millions of random-looking movement experiments in the early childhood.</text:p>
      <text:p text:style-name="P15">The upper behavior contains the roots of “thinking”, which is in fact the ability to replay the observations, search for similarities and omit insignificant details. Millions of fully detailed memory images are totally useless to create quick answers, instead of that we need only a few significant attributes and a mass of parallel paths in which the current moment stimuli rush into the memory, and pops up some memory patterns from which the reaction can be compiled. <text:span text:style-name="T1">The ability of thinking means that certain fragments of or brain can separate themselves from the incoming stimuli</text:span>, and they can emit and circle internal signals among the neurons (we sink in thoughts). The result of thinking can be the simplification of some patterns, the creation of new patterns (those are “memories” of imaginary events), or even a change in the input filter system (the regularly omitted attributes can be filtered out early, so we “become insensitive” to certain information). Don't forget that this <text:span text:style-name="T1">thinking also happens in the brain that adapts its own structure to the processes inside</text:span>; there is no “program”, it can either “learn” optimism or pessimism – it depends on us what we practice.</text:p>
      <text:p text:style-name="P15">This kind of replay also works in animals: in an experiment researchers blocked the mechanism in the brain of the cat that switches off the movement control system from the body, and the sleeping cat sarted to hunt. Probably our special thinking ability is merely that we have broken the strict time separation between the basic brain functions: awaken (collect informations and control reactions) and dreaming (process, organize information, modify structures)m so we can activate and use those “dreaming functions” in awaken state. Thinking is just an awaken dreaming?</text:p>
      <text:p text:style-name="P15"/>
      <text:p text:style-name="P5">So thinking is actually an opposite process to the main functions of the brain: although the primary objective of the neural system is the faster and total recording and reacting, but thinking is an internal, “conscious” modification of brain structures, working rules, and thus changes the perceptions and the stored memories. The logic is not an ability but a tool to control thinking, to guide those internal changes go to sensible directions, the simplifications to be well founded and usable. Any error can be tragic (both on personal and community level), like omitting important information during perception, throwing significant experiences, misinterpreting the selected ones, failing to judge the possible effects of the reactions or mistaken evaluation of them.</text:p>
      <text:p text:style-name="P15">This double operation of the brain is like our movement, that both requires hard bones (rules of logic), joints (conclusions that can be changed according to new information) and the constantly changing muscles that keep the whole system in movement (sensing the external world and reacting on the events). If the parts do not act their roles, the harmony breaks.</text:p>
      <text:p text:style-name="P15">The rules of logic (available for anyone) formalize the steps of thinking: how to handle, evaluate and connect different pieces of information together; how can we make statements and what sentences are worthless. Logical thinking can be learned and kept up by continuous practice, but without maintenance and in the lack of <text:s/>proper models it erodes spontaneously – not to mention if it is destructed on industrial level. Take a look at these sentences: “Hungary reaches the aim” or “Hungarians are with us”<text:note text:id="ftn1" text:note-class="footnote"><text:note-citation>1</text:note-citation><text:note-body><text:p text:style-name="Footnote">Slogans of opposing political parties</text:p></text:note-body></text:note>, both are logically equivalent with this: “armukli paktter pú!!” The speaker does not define what he means by “Hungary”, “aim” or “with us” but instead he leans on the emotional charge of these words, wants to have an effect not on the intelligence but the guts. It was not worth to learn to speak, write, develop a global media, a simple “HUAAAA!!” would be fine and enough in front of the supporting mob. The same applies to ads, films, games, parties – almost everything that we surround ourselves with.</text:p>
      <text:p text:style-name="P15"><text:span text:style-name="T1">It's time for us to realize that we have to learn the rules of thinking, keep an eye on using them</text:span>, otherwise it “goes wrong” and fills the place or real knowledge and conclusions with myriads of superstitions. A hundred years ago this would not cause a big problem, but today, being a global race we possess incredible powers and cannot let this happen without serious consequences. Today a stupid idea, a wrong model (like: “the table” is made of tropical woods, the tiger mustache cures everything, the ivory, the ..., <text:s/>throwable bottles and diapers are “modern”, you are no man without a good car, trendy people go to Thailand on holiday) goes everywhere by the global media, can be afforded anywhere using the global trade and transportation connections – the result is a brutal havoc on both ends of the business (depleted resources here, heaps of waste there).</text:p>
      <text:h text:style-name="P20" text:outline-level="2">Knowing about death and vulnerability</text:h>
      <text:p text:style-name="P15">Thoroughly analyzing the situation we can derive a surprising conclusion: to be human is the most annoying thing on Earth. We do have the ability to think, which is invented by the evolution to enhance the ability of each individuals to protect his health and life using refined knowledge. To achieve this, we learn to use logic to group the incoming stimuli, connect causes and consequences, thus acquire the talent of predicting future events, making future plans. Now we get the greatest slap: realize that we are finite.</text:p>
      <text:p text:style-name="P15">Agility, power, knowledge, all in vain – the game will unmercifully end one day. Furthermore, this “one day” might come anytime, fast or slowly, easily or after a long period of pain, handicap, or senility. If I die young, I will have lots of incomplete dreams, if I die old, I will have to nurse and bury lost of beloved relatives and friends.</text:p>
      <text:p text:style-name="P15"/>
      <text:p text:style-name="P5">Life can be “unfair to me”, I may lose anything and anyone anytime, and I also have to know that whatever bad I feel, millions are in even worse situations, are totally defenseless with absolutely no chance of ascent. The chance of being hurt and lost are inside all human relations, the more I bond to someone, the chance of greater pain I take.</text:p>
      <text:p text:style-name="P15">This is the worst situation to our brain. Its primary objective is to decrease the probability of injuries to the minimum, assure the longest possible lifetime, at the same time the analysis reveals that this is totally impossible: it will lose on both fields, and in spite of any efforts this can happen anytime and anyhow. On the other side the persistent program is spinning: <text:span text:style-name="T1">find a solution.</text:span><text:span text:style-name="T7"> Two directions offer the escape, the result is generally somewhere between them.</text:span></text:p>
      <text:p text:style-name="P15">One way is to omit those conclusions: come on, it's so far away... But the logical thinking (self control) alerts that it is not “far” at all, anything can happen anytime – so the will, the guardian functions of good feeling, the self rewarding mechanisms of the brain start fighting against logic. The self rewarding operations control the brain self control (patterns supported with rewards stay, the unsupported faulty ones disappear), the brain starts ruining its own logical capacity by either internal (“haste”, shallow internal communication and human relation) or external (alcohol, drug, adrenaline addiction) means. Of course it cannot destroy logic because the brain would not be able to learn anything without that – this results typical mood fluctuations or that the personality splits to multiple layers.</text:p>
      <text:p text:style-name="P15">The other way is to search for “soothing models”: those that offer hidden knowledge about the inevitable negative events. Our brain, having this realized, unsolvable internal conflict desires to have some calming, reassuring information about those suffers that may come “from the blue sky” without any logical explanation, the death coming in the worst moment. Be it God, the law of karma or the game of the daemons, no difference: something that the brain can adapt to; at last there are rules on this playground showing an escape, showing a way to avoid or at least adopt the tragedies. Consequentially searching for outer worlds is a deepest need of the brain, independently from the existence of such worlds. Two factors have to be noted:</text:p>
      <text:p text:style-name="P15">First, this is a huge “market”: if you can implant proper patterns in a person, you can control that man almost totally! Our brain wants to protect us all the time, searches for the best solution – although the fact spins inside all the time: anything can happen anytime, prepare for all or (and this is easier): do something for the things to “go well”. One can implant the invisible ghost world behind this uncertainty to which we have to be in good relationship to avoid curses, daemons, damnation. That one who suggests the way of “proper behavior” can do almost anything, can intervene into the “believers” life almost anytime. No wonder that spirituality, sects, divination, “occult sciences” has grown this huge business.</text:p>
      <text:p text:style-name="P15">The other important factor is the insistence of the “believer”, which is also natural: God (or karma, Buddha, Krishna, the voodoo, whatever) is the explanation to all the phenomena, the source of any problems is not understanding “his will” - He is the absolute truth, He is the fix point outside the world to which everything is measured (“Now and at the Hour of Our Death”). Attention: this sentence is not about God (et al.), but the “gut level” desire of the human brain that the entity it believes in should be absolute, almighty and uniquely true, because behind the smallest doubt returns the total uncertainty and missing foundations of the brain. This explains the cramped ritualism of names, taboos, annunciations, this is the source of the religious wars in the past and unfortunately nowadays (which, not to misunderstand, is not fought <text:span text:style-name="T1">against us</text:span> those Jews, Christians, Muslims, etc., but we fight <text:span text:style-name="T1">against each other with equal accountability</text:span>).</text:p>
      <text:p text:style-name="P15"/>
      <text:p text:style-name="P5">Former times the historical religions had to deal with keeping the local community together, they had to provide acceptable comfort for all the layers (education, wealth, etc.) Today's <text:s/>wonder-preachers can operate on a properly prefiltered group of believers from an arbitrary distance, it's enough to get a few enthusiastic powerful or famous follower, and the “church” happily flourishes, irrespectively of the quality of their doctrines, the talents and wills of the preachers. The sad consequence of this insistence that the more untrustworthy the “leader” is, the more blindfold the followers get, as the logical thinking must be fed or even suppressed by the more marvelous images. Unfortunately the spirituality finally can interlock with the suppression of logical reasoning and become an addiction like alcohol or drugs.</text:p>
      <text:p text:style-name="P15">Summary: if we can't process the problem of our vulnerability, then we keep the system that is finally responsible for our behavior in constant stress, and in such conditions we should not assume proper operation. This current world does not give too much help to the individual in this matter, but opened the door wide to the charlatans, who use this situation because of their own injuries or interests. The illness is real bur the cure is in the hands of fake doctors and it is very hard to find real values in this bazaar.</text:p>
      <text:h text:style-name="P20" text:outline-level="2">Limited resources</text:h>
      <text:p text:style-name="P15">Atop all this we have to distribute limited resources: even this short lifetime we cannot spend in a way that everyone eat, drink, do whatever they like in peace and calmness (the imaginary Eden), but the opposite: whatever we need, we have to work for (or as we rather say today <text:span text:style-name="T1">someone</text:span> has to work for). Furthermore, there still not be “any amount” so we have to distribute among each other, then reserve <text:s/>my part to last until the next distribution. This is frustrating because I want that thing and the fact that someone else also wants it annoys me. Why can't <text:span text:style-name="T1">we all have plenty</text:span>; and if that does not work, why on Earth can't <text:span text:style-name="T1">I have plenty</text:span> of that? </text:p>
      <text:p text:style-name="P15">We have to recall: the human brain was formed to maximize the survival probability of the individual – the “other people” is not hard-coded on this level, furthermore <text:span text:style-name="T1">they have the same kind of brains!</text:span> If we don't know each other enough, if there are no patterns in our brains that cooperation means a more efficient distribution of the goods, then we surely will look at the others as rivals. If I say OK, I let you here, the other might take all the “things” with a laughter and leaves me with the negative memory – I will not be a good guy next time.</text:p>
      <text:p text:style-name="P15">In order to be able to operate as a community member, we have to educate our brains to these processes. <text:s/>If a certain fraction of a group of people gets “infected” by community cooperation patterns (believers of memetics can start smiling now), these patterns can generate positive feedback and get stronger. Again: this has nothing to do with logical explanations, they mean nothing on this level, this is about patterns, personal experiences or stories that all community members accept as true. Yes, here comes the mythology or religion of a nation into view. What is Greek mythology? Stories about conflicts of powerful entities. Why the Old Testament looks like a phone book sometimes? You can link the stories it tells to names, they become like personal experiences. The essence of this is that the community ensures that these patterns are fixed in the brains of all the members. Different personal interests inevitably create tensions, conflicts all the time – but if all participants have similar, deeply engraved pattern set to handle them, it is not necessary to go down to animal level anymore, there are models to turn to. Furthermore, if the situation could not be handled internally, there is also a pattern to go to a commonly trusted negotiator: the priest, rabbi, monk etc. who serves the community with a huge stock of patterns.</text:p>
      <text:p text:style-name="P15"/>
      <text:p text:style-name="P15"/>
      <text:p text:style-name="P5">The other powerful “conflict handler” is the closed community, the direct experience. If people see the <text:s/>scarcity of a needed resource as a common problem, a burden coming from an external source, then the core question is not that who will finally receive the currently existing goods, but that what can the community do against the public lack, conflict source. It is essentially required to personally experience the need, to know how bad it feels not having “that”, and also to feel the other person requiring “that” together with me as a member of my community. This triggers the switch of thinking from the destructive: <text:span text:style-name="T1">“Give me, that's mine!”</text:span> to the constructive: <text:span text:style-name="T1">“Hey, who else wants this too? Are we enough to do something against this lack, or we should organize the fair distribution of this little?”</text:span> Watch the background: the first hides, the second spreads the information. The first trusts his own power to solve the current conflict, the second relies on the power of the community, trusts that the announcement of the scarcity brings not new rivals but helpers with whom they can decide if the common power should be used to organize the fair distribution or to increase the production of those goods, to solve the problem in long terms.</text:p>
      <text:p text:style-name="P15">Until the last century, both factors were given. The geographical distances were immense (time, risk and information distance – someone gone a hundred kilometers may not knew anything about those he left behind), this was a closed community. All the members participated in the sustaining of the community (agriculture, “industry”); those who created goods for “export” covered the “import” goods (salt, raw materials, etc.) It was no question that everyone must do what the community thinks he is the best at, laziness got its immediate punishment. Serious illness, crippling, death was a direct, constant personal experience – they lived with that, the community help was natural if they were able, and everyone personally remembered how much help they received form the one who just became “useless”. They also abandoned the helpless people, when the knowledge or current hardship of the community made the help impossible. They had proper patterns for these cases too from common myths and religions, that supported them with power and solace in hard times.</text:p>
      <text:p text:style-name="P15">The power of a community increases with its size – the larger can distribute the work more efficiently, has more spare capacity for unproductive, non self sustaining activities (education, healing, organizing, conquering etc.) so the community is foredoomed grow. Larger and larger “areas” appear, based on common “mythology” (religion, language, “nationality”, ...), the tension increases at the borders. The different communities act like dumb entities in conflicts because there are no common patterns, a “community consciousness” between them by which they could find common solutions – they start fighting. The actually struggling people has of course no personal conflict with each other, in fact they have a realized and stronger common fate with their opponents than with their leaders, so the community supports them with totally fake patterns to trigger off the war. From this time on the personal negative experiences: friends, partners killed by the “enemy” is enough to keep up the spiral of devastation.</text:p>
      <text:p text:style-name="P15">This works until the consciousness of the individuals overcome the ideological suppression generated by the community leaders. The person rather denies the pattern set that connects him to his community, when he realizes that those patterns are fabricated only to make him harm other people. If this process had not start in us in time, we would pity on the wasted civilization as irradiated mutants today. The “big generation” made the experiment of creating a new pattern set out of all the religions and cultures of the world, so that people feeling themselves as them member of the world-community should be free from all the pressure that forces them fight against each other.</text:p>
      <text:p text:style-name="P15"/>
      <text:p text:style-name="P15"/>
      <text:p text:style-name="P5">The nice theory unfortunately failed on that a working pattern structure needs two factors: a coherent pattern set and a local community that operates by them. The fragments grabbed together from all the places results a constant movement, while internal enlightenment requires a deep, stable faith and concentration. If there are fifteen religions around me, why to stick to one, <text:span text:style-name="T1">hey, I keep believing in it for weeks and nothing happened...</text:span> Although all of them have the same, common enlightenment, but it may take years, decades. <text:span text:style-name="T1">Or a bit of drugs...</text:span> that magically brings wonderland behind any of them.</text:p>
      <text:p text:style-name="P15">The true value of the Himalayas or a sacred spring can't be felt along a “one week spiritual trip” because it holds the power of a living community as well: my parents, relatives, those whom I respect go to this place, look at that mountain when they want to meet God and clarified their souls properly. The respect of the ceremony and its continuous experience teaches us patience, dissolving personal interests in a higher level of consciousness. In other words: a behavior like this (letting my personal interests go away) can be integrated into the pattern set of my brain (that considers only my personal interests because of the evolution) only if it is constantly supported by positive experience and sensible gain (support from the community, the power and security it provides)</text:p>
      <text:p text:style-name="P15">The result of this community evolution is the world today. Personal freedom triumphed (in at least the cultures we care about, meaning those that agree in this), the only way of sharing resources is fighting, sanctified by the contest based market economy. Local communities have lost their former, publicly respected pattern structures, the foundations of conflict management – the media suggested patterns popularize fighting. We don't have common experiences because we do not directly depend on our neighborhood but complex organizations relay among us, our financial status and virtual circles of friends are totally alien among us.</text:p>
      <text:p text:style-name="P15">Before this would “look like blaming” I have to add that there is no wonder in that we have wasted our heritage, because we should have keep the uncomfortable parts: limitations and rules from the old system, and build a new, total and personally accepted responsibility upon it. Naturally we have chosen the opposite: to get free from the limits and avoid the responsibility.</text:p>
      <text:h text:style-name="P20" text:outline-level="2">Fears, lies, hiding</text:h>
      <text:p text:style-name="P15">We already have two serious stress sources: the knowledge of vulnerability and finite lifetime, and the fact that resources are limited, the danger of pain, suffering and death does not belong to the far, misty future but in this very moment can happen that I will be hungry, thirsty or cold and I can't solve the problem because the resources are scarce and may be owned by someone else. These information cause a constant stress in my brain, yet they rarely rise up to conscious level, actually I work all the time to keep them down there. Of course I prefer dealing with nice and positive things to the constant, properly established fear of need or death. What would the opposite be good for?</text:p>
      <text:p text:style-name="P15">Protecting its own integrity and stability belongs to the core functions of the brain, so it tries to avoid the possible self empowering processes that would decrease the attention, reaction ability and readiness towards the outer world. Here belongs the phenomena that when I constantly think about clearly unsolvable questions, this tread wheel becomes repelling: the protection mechanisms of my brains started, “I don't like” dealing with those questions. I want to be very precise here: <text:span text:style-name="T1">the fact that he brain stops thinking about these questions is not related to laziness or irresponsibility.</text:span></text:p>
      <text:p text:style-name="P5">The brain is simply does its job: holds the basic functions essential to keep the individual alive and safe on the necessary level. If it senses that a process that is unproductive from this viewpoint (actually: hopeless, desperate thoughts) circles in my head for too long, it protects itself and issue opposite orders – we can say it switches the lights off.</text:p>
      <text:p text:style-name="P15">Alas similarly to the darkened lamp in the child room, the fear does not go out, it rather gets stronger when the control of the mind is gone. The active search for escape by the conscious thinking gave a slight hope until this time, now the “problem” turns to inevitable lethal “catastrophe” and is lowered to the guts. Nothing helps, so let's do whatever we can as long as we can; and search or create a safe environment for the everyday mind in which it can keep the unsolvable problems “at their place in the cellar”, on subconscious level.</text:p>
      <text:p text:style-name="P15">This is what drives the current harsh, colorful wealth of product of our civilization: to create an environment that can separate me from my unsolvable problems. This is the root of its immortality: on the contrary to the common statements this world does not cripple the human being, but does just the opposite: the human being fights against the idea of its own realized and hopeless misery when creates this colorful hell and muffle itself with it. The lies of the advertisements would not exist without a target group of a proper size, that wants to hear just that lie – be those cosmetics, cars, mobile phones or <text:s/>political declarations.</text:p>
      <text:p text:style-name="P15">The fulfilled shelves of supermarkets try to blindfold generations of ancestors live in my guts and scared of starvation. We wander around the shopping malls to calm them: look: we do have far enough food, drink, clothes, anything... Unfortunately this entity, living in our subconscious mind can't relay because it knows more than our lies, it feels our hidden fears: it knows that the masses of goods are in vain if we can have only a portion according to our purse. It knows that we see and know about lots of people living in the neighborhood who gets nothing of this wealth, hopelessly indebted, homeless, they simply can't enter those wide doors, can't take anything from these open shelves, those sweets offer themselves in vain. It knows that people die of starvation and thirst in this very moment, masses kill each other in numerous ways for different reasons or just for fun. It knows that our savior from the poverty is only the job we hang upon, from the latter bad scenarios is only a lucky place and time of birth – but anything that gives us safety may disappear anytime.</text:p>
      <text:p text:style-name="P15">It surely knows all this because we banish all the latter information to the same subconscious level, the cellar of our minds. This is why all the glitters, full shelves, careers are in vain – the hunger gets more torturing, the fear is not relieved, the thirst for the lies, noise, swirl gets stronger. Of course when there's a need, there's a way: armies of striving servants appear, grab our hands, indulge and explain, caress and smile, and bring us forward as long as our money covers. We look for a few minutes embarrassed back to the others, the hungry, thirsty, cold and sick; they would need the help much more than we need those new fake wonders; then we relax because it's much better to bath in the light and chat with similar winners than the fear and discomfort. Unfortunately our brain, the pattern matcher deep inside recognizes that one day we will be the hungry, thirsty and sick ones who are left behind, we will watch our pals first looking back disturbed, then the slowly relaxing faces and emptied eyes. This information goes into the cellar, under the limit of the conscious mind.</text:p>
      <text:p text:style-name="P15">The fear is a great lord, the terror flows out of the cellar and drives the conscious self not to lag in the race, not to fall out of the basket because the fall in unstoppable. The mind searches for escape, fights, struggles for survival – the loser falls out of the view, the survivors are tougher and tougher, the combat gets more and more brutal. The former playful “come on, show me” contest turns to the struggle for life.</text:p>
      <text:p text:style-name="P15"/>
      <text:p text:style-name="P5">Buying simple whatnots like a watch, clothes, shoes, cars – earlier this was all about if I can afford a more expensive but comfortable, longer lasting piece – gets wild, envious eyes measure how much can I pointlessly spend on myself? If more then the others around me, I look valuable, “winner”, they will pick me up, if less, I fall out of the club and can start seeing those diverging eyes getting empty. Self driving, killing contest runs at the top, those people are far away from the normal needs of a human being, they can't see that a little thing for them “down here” may make even thousands lives better – hey, what kind of life, is it life at all that we have here watched from the top? And – is that life at all at the top?</text:p>
      <text:p text:style-name="P15">A contest, if not done for a public need and in an honest way, inevitably gets unfair: the more surprising a naughty trick is, the more likely it brings the victory, but the faster it goes into the armory of common weapons until a new, even more shameless idea is invented. The “higher” one is, the more such things he had seen and done, so hiding is a fundamental rule because I feel a kind of shame for doing that, I am scared of that it gets commonly known – and I am even more scared of that the same weapons will be used on me one day. Consequentially our society is not separated to impassably far horizontal layers, but the members of the upper classes get far from each other, their bonds are formed according to the current interests and may become enemies within moments.</text:p>
      <text:p text:style-name="P15">Totally absurd terms appear, we become the prisoners of freedom because freedom means that I can afford all that useless food, goods or “experiences” that smart guys invented for me to feed me. I am “free” because I can hide my personality from “curious eyes” behind nicknames and fake identities.</text:p>
      <text:h text:style-name="P20" text:outline-level="2">Periods</text:h>
      <text:p text:style-name="P15">A strange kind of self fooling is that we sweep the ultimate power of time under the carpet and handle the periods irrationally. We commonly talk about the billions of years of the evolution of the Universe buried in lightyear distances; our children talk about the history of the dinosaurs millions of years ago. If you care, you can think about the first moments of the Big Bang in thousandths of seconds details, or about the speed of reactions in a particle accelerator.</text:p>
      <text:p text:style-name="P15">At the same time it is quite rare to see a direct analysis of time periods lasting for a few years or decades, spanning a single, our generation. The most important pattern is missing: the few decades long period only applicable for a human being including me, building my possible life path containing my birth, development, activities, falling and passing by. There is no obvious model showing how my personal deeds, career integrates into larger processes.</text:p>
      <text:p text:style-name="P15">The hypothetical “winner”, ideal of our economical world is someone, who wins the contest in his active age, does not have to do anything anymore, just to lean back in the armchair, relax, fiddle with his empire when he likes, otherwise he just thinks how the next ship should look like or what champaign to drink in the morning. Unfortunately this image is totally fictional, in fact our economy may sustain this level for a very small minority, while the “rest” should consider themselves looser and be put in the army of servants.</text:p>
      <text:p text:style-name="P15">This is why they do not appear in the media as an aim to follow, but the fighter, the beautiful, the rich, the young, 20-30 years of age boys and girls, who must only care for how to have fun, their all problems from digestion to cleaning or amusing their kids are solved by the products of support industry.</text:p>
      <text:p text:style-name="P15"/>
      <text:p text:style-name="P5">What we don't see here that the nice girls splattering with water-pistols on the picture will superannuate from the profession in five years, and they can stare at younger girls where they used to bloom. The advertised youth is eternal; we, the admirers of the billboards get older and more frustrated each year – thus more vulnerable to the “surrogates”.</text:p>
      <text:p text:style-name="P15">Even the former hypothetic winner image is a lie. Most of the can't free from the life-long race, where the aim gets the more absurd over the time. Good examples are the industries of luxury boats, sport cars, private jets, women, drugs, insane hobbies and the army of more and more pointless electronic gadgets with which they try to substitute human relations and calm facing the mirror. Others – realizing the responsibility behind the power they possess – try to return something into the system that they have directly or indirectly ruined for their personal prominence – look at George Soros or Bill Gates.</text:p>
      <text:p text:style-name="P15">I have faced with this right now, when I could not work with “industrial models” in planning my house and the garden: landscaping, grassing mean years, planting a tree a bush, a vine means thinking in years, decades, and I see when the trees will bear fruit, my sons will go to secondary school or university and I will be that much older, that much less time left to live. A tights thick almond tree was here before I was born, the acacia bush that I constantly fight against will be here when I will not. The decisions I make, the work I invent today will be here in the next generation, my “enemies” and “fruits” both survive me.</text:p>
      <text:p text:style-name="P15">I miss the living community that I have known since my childhood, which would give me models, help, power in this change over this short period; which would provide comfort, a smile, deference to the sadness in this idea. No wonder that in our atomized communities the “human generation” level thinking gives such a stress and cries for surrogates.</text:p>
      <text:h text:style-name="P20" text:outline-level="2">Questions of belief</text:h>
      <text:p text:style-name="P15">Contrary to the logical reasoning, belief has a much greater significance than what we think today. Belief, according to my definition is “not-knowledge”: that part of our cognition that we can't support with personal experience, logical explanations, but accept it as we have read, heard.</text:p>
      <text:p text:style-name="P15">This definition expands the reach of belief. We have to admit that we actually know very little about the world. We might have lived for a few decades with conscious memory, so we have experiences about our own life, but even that is imperfect (furthermore we all know that our senses can be fooled, and our memory is selective, moreover: with proper tricks it can be achieved to remember certain events differently from how we actually lived them). We did not make he most fundamental physical, biological experiments ourselves, almost all “knowledge” is based on what we have learned in school, heard in radio, seen on TV – and we believe it because smart people say so.</text:p>
      <text:p text:style-name="P15">Of course I know that these are fact proven by scientific experiments. However from the acceptor's side like me this is not different from the knowledge available a few hundred years ago, when Earth was flat and the center of the Universe. Yea, some talk about a certain Galileo, but that is so uncertain and embarrassing – until a new, common scientific image of the world is born that includes his theories. Then a certain Einstein comes with embarrassing, illogical ideas; then quantum physics comes, ... The physics slowly becomes something like the medieval God, a mystic entity, understandable by its own priests only, but for sure we have to build a big cathedral to it – this is the LHC actually.</text:p>
      <text:p text:style-name="P15"/>
      <text:p text:style-name="P5">The most annoying problem is that rumors always come from outside the walls of science. People who should have died according to the known laws of biology or physics – but they didn't. Physicians say that the result of an experiment seems to follow what they actually want to prove by it. Psychological tests proving the unbelievable suggestibility of human thinking, or that most of us have the same mentality under the common everyday personality, that has created world wars and extermination camps. The area which is commonly referred to as “knowledge” sometimes shows its real face: with huge efforts we have pushed far away the limit between the commonly understood things and the unknown, and we have populated the ground (machines, electricity, ships, airplanes, space flight, medicine), but beyond, above and under the limits there are no man's lands. We simply don't know what is beyond the light of our lamps.</text:p>
      <text:p text:style-name="P15">I say: our brain knows well the limit between the (let's admit that) annoyingly small area that it really covers with “knowledge”, and the world that it just “believes” without checking. Consequentially it is very interesting whether we “believe in our beliefs” or not.</text:p>
      <text:p text:style-name="P15">In spiritual terminology we call “conversion” or “enlightenment” when someone, regularly after a long search is able to experience his own belief as a personal, internal truth (although this explanation to this state is quite weak). The converted/enlightened person has an unbreakable inner stability – this is not dogmatic, not follows external regulations but finds his inner voice that brings peace, understanding, respect and humility into his life towards himself and the world as well.</text:p>
      <text:p text:style-name="P15">Until this state comes, consciously or subconsciously, within the boundaries of a formal church or flipping among various superstitions, perhaps as a believer of atheism, a constant battle is fought at the edges of the mind, powered by the uncertainty of the beliefs.</text:p>
      <text:h text:style-name="P40" text:outline-level="3">The source of common faith</text:h>
      <text:p text:style-name="P15">At the beginning of its history, the human race was merely some small groups of our ancestors. The hierarchy and actions of the group depended on one thing: the current power relations of the members. The strongest was the boss, but all fought for their ranks. A system like this can have a limited size because above a certain level all time would be spent on internal battles: the complete rank order of some hundred members can't be remembered and fight with the proper ones (where these fights can be lethal anytime). The oversized groups split apart and migrate, or maybe in bad times humans fight for territories on group level, the winner may assimilate the loser because the fight decreases the member count under the maintainable level.</text:p>
      <text:p text:style-name="P15">Only a common belief can create such rules that all the members accepted without fight – the renegades were forced to leave by the united power of the group. This allowed to increase the group size because the belief was more important than the personal rank order, it limited the significance of the internal fights.</text:p>
      <text:p text:style-name="P15">The belief was formerly owned by a certain priesthood, it combined a non-personal material knowledge about the environment (tools, plants, healing, natural cycles and phenomena) and a spiritual ideology that unified that knowledge (God or gods, ghosts etc.). Later in its history, the church started to fear for its power from the material knowledge, thus denied and excluded science from the world of faith. So, the science started its own independent life – and many times took its revenge.</text:p>
      <text:p text:style-name="P15">Why is this so important? Because this means that in order to maintain a cooperating community of a huge size without constant aggression for the individual ranks, we must have a common faith – which means both a learned and respected material knowledge and a proper level of spirituality!</text:p>
      <text:p text:style-name="P5">In other words: a community really lives only while it respects the teachers and the priests, goes to the first for knowledge and to the second for solace, comfort, peace (in one word: wisdom); and of course while the proper persons who respect each other have these roles.</text:p>
      <text:p text:style-name="P15">Today we actually live in prehistoric times: “all the roosters have their own pile of garbage”. We theoretically form communities of hundred thousands, millions of people, but in fact there are atomic groups of a few members in all the environments, based on rank fights with direct aggression – the difference is only that today the gain is not the killed animal but career, tender or research money, orders etc.</text:p>
      <text:p text:style-name="P15">The place of belief, the need for the inner stability it provides in the human soul is not gone, but the source of the belief became incredibly weak. We freely criticize the dogmas of the church – and there are so many that we know about, which is the true one? How God likes to be called? What if I bet the wrong horse? Or look at the power of knowledge... it's enough to check the respect of the teacher's profession, or to look how the real knowledge and honesty prevails in this world of seeking for tricks and “smart ways”. Survival and progress today does not mean following the community rules, but dodging them along our personal fights.</text:p>
      <text:p text:style-name="P15">The media formerly broadcast the current common state, beliefs and plans, and allowed to form huge (real: based on values, beliefs and common aims) communities, where most of the members never met each other. Practically, media was the source of belief. Today it is in the state of total corruption and sells anything as truth, it considers “entertainment” as its own main function – though how much better it would be if we search for our own personal entertainment again in ourselves or among our friends and pals, ad not “in the box”...</text:p>
      <text:p text:style-name="P15">This is not a mere coincidence: the human race was not ready to handle the huge masses that can be moved by the media, this powered world wars and the upcoming cold war. If you like, today's pointless kaleidoscope is still better than a totally conscious, one way manipulation... Yet it's time to realize: this is still just a makeshift leading us in a wrong direction.</text:p>
      <text:h text:style-name="P40" text:outline-level="3">The Original Sin</text:h>
      <text:p text:style-name="P15">The stress does not stop at the borders of beliefs, they appear in the religious fatih as well.</text:p>
      <text:p text:style-name="P46">I will show some of my heretic ideas that may seem bizarre for some Christian people for the first time; I ask them to keep in mind: in my headstrong way i do believe in God and just this makes me unable to accept a ridiculous tug of war between God and Satan, with us in the role of the rope. My faith tells me a much deeper story with full of love.</text:p>
      <text:p text:style-name="P32">The “human part” of the Bible starts with Lucifer, the “bad guy” offered the woman the fruit of the tree of knowing the right from wrong. Eva ate from the fruit and gave it to Adam, who also tasted it, but it stuck in his throat. Because of this, God expulsed them from the Paradise and sent a guard to the gate so they could not sneak back. This is the Original Sin affecting all the humans, we can blame women for it (and so they are still not free from the medieval play down) – and the main cause is that evil Lucifer, without him we would still live happily in the Garden of Eden.</text:p>
      <text:p text:style-name="P15">Now let's take a look from the other side. When are we the most proud of being human? I do not mean that “I can go 250 km/h with my new sports car”, or that we can already build artificial islands and 200 storey hotels upon the sand shore, but when our heart sinks a little, the head bows and we say to ourselves: “yes, that's a human”. We say this when people put their interests away, risk their lives or devote huge amount of time to achieve a higher level aims or help their fellows.</text:p>
      <text:p text:style-name="P47"/>
      <text:p text:style-name="P48">We appreciate that a person makes an ethical decision, realizes the difference between “right and wrong” and chose the “right”, furthermore not in the Paradise (because there it should not matter) but in this cruel everyday world. What's this? Are we proud of something, do we consider the top of being human something that we could not experience without doing the Original Sin, if that nasty Lucifer did not make his trick to the woman?</text:p>
      <text:p text:style-name="P47">The source of this conflict is not the Bible (it is rather a bit too straightforward in this case) but its common interpretation, although we are fortunately quite far from the medieval level.</text:p>
      <text:p text:style-name="P47">Who is the main criminal? Lucifer, whose name means “Light bringer”... what light he brings? Why don't we give him an ugly name if we can thank him our being outcast? I think that Light he brought is the ability of making moral decisions that he took from the hands of God and gave to us, thus making us liable for them as well. His cousin is Prometheus in the Greek mythology, the titan who steals the fire from the holy forge and gives it to men – and receives his punishment from Zeus for that. The difference is spectacular: the Greek religion considers fire as the special gift from the gods that emerges human from the nature; the Bible points the knowledge of right from wrong as the distinctive force that gives the human being a new path.</text:p>
      <text:p text:style-name="P47">Lucifer gave the apple to the woman... because she can deal with it, she carries and sustains a new life, she can break all the rules and do anything for life, for a child. She can bend the strict lines, the difference between right and wrong to the Life with love, patience, tolerance and humility. And she is the one who gives it to the man, but it stuck in his throat, he can't get it down. He needs the rules, the external models to which he measures, adapts himself, to which he wants to shape the world.</text:p>
      <text:p text:style-name="P47">God expulses us from the Garden of Eden: we get the rules of scarce resources and short lifetime. This is not evil, not a narrow-minded revenge for doing something wrong, but an test, a chance to really measure our inner strength and values. We use our life, our decisions to show the real value of having the power of free will and how we understand the responsibility that it comes with. God sends a guard to the gate – he does not build a wall, does not hide the world of wonders forever, just guards it, sets conditions to the enter.</text:p>
      <text:p text:style-name="P47">Of course we can auto-suggest the guilt to ourselves, referring to the Christian religion, past decisions or inability to act, and can run away from our tasks, chances and the weight of everyday decisions for a whole lifetime; but we can also interpret this lesson as that we are given a great gift, a whole life in which we can be measured and we are allowed to grow up to this challenge.</text:p>
      <text:h text:style-name="P40" text:outline-level="3">Crucify him...</text:h>
      <text:p text:style-name="P15">An other favorite topic of mine is the death of Jesus. Let's accept the story as it is written in the Bible as a starting point, as all believers do and those non-believers who criticize the Bible or God because of this story; but now put away the individual spiritual certainty and experiences based on the personal faith.</text:p>
      <text:h text:style-name="P49" text:outline-level="4">What kind of God can send to torture and sacrifice his own son? </text:h>
      <text:p text:style-name="P15">Before seeking for an answer, it is worth to think about what this question means. Does God “wants” Jesus to die? Is the term “want” applicable to an entity at all, to whom time itself does not exist because he can see the past, present and future in parallel (and can temporarily give this ability to the prophets)? Does God decide? No... We are those only, who perceive time as a process, who have the freedom of choice; it's like we run as parallel threads in a carpet made of us and our actions, that God can see from above as a whole. It is not his decision to send Jesus to die – we do that...</text:p>
      <text:p text:style-name="P15"/>
      <text:p text:style-name="P5">What does it mean that Jesus is the son of God? I can't really accept those biological aspects, a sort of direct genealogy – I find it more important that Jesus is born by God's intention, God is there in Maria's pregnancy – as he is there in all pregnancies. For a believer we all, each and every human, living being and lifeless thing is the creature of God, exists by God's intention and brings messages to the others. Jesus states this with mathematical accuracy: he calls himself the Son of Man, but not “man”; this means to me that he is made of man, but more than what we use to call a man, so he cannot name himself that way. This “more” is that he loves God as his father, and consciously accepts all of its consequences.</text:p>
      <text:p text:style-name="P15">Why is it a problem that God's son dies? We all die anyway; would God be right if he puts his son above the rules of the game and let him live among us forever? This would be much less acceptable that seeing his Son live and die just like we do. At the same time this gives a little different shade to the original question that in fact sounds like this: <text:span text:style-name="T1">What kind of God can sacrifice me? </text:span>Who accepts that I was born to die, does nothing to save me, does not make any wonder and grab me out of my tortures? How can he want me to love him, how can he say that he loves me? This question can only be answered if I can accept the rules of the game independently from the fact that means my own finiteness – and we are at the “original sin” again that we can read positively as a challenge, as the sole chance to complete the fate of Jesus, or my own story.</text:p>
      <text:p text:style-name="P15">The fate of Jesus belongs to all people who really love God as their father, a model and a warning for all of us. All in all we live a finite life, and by even living a “totally perfect life that God likes” we can't avoid death: it will come for all of us. We can only choose what do we consider more important: the possessions, the material joys and gains that life can give – or living in love, sharing our goods, our “talents”? Jesus is a model who selected sharing, giving, living a whole life by the rules of love, consistently in all circumstances, and for this he has literally sacrificed everything including his own life – the lesson would be simply incomplete without this final oblation. The opposite side is shown in his temptation, which is fully represented in the story of Faustus, who choses the other side: he gets all the joys, treasure and power of the material world – the only price is his own soul, actually the ability and desire for accepting all our fellows as equal and loved companions. The New Testament is also a warning, we can see that this spiritual way has a lot of jettisoning and may end with the final sacrifice. In fact it is not Jesus only, who gave his own, precious, wonderful and unique life for others.</text:p>
      <text:p text:style-name="P50">There is another critical moment: when Jesus dies he says a key sentence: “Why have you abandoned me?” The moment of death for Jesus, the man of spirit is when he feels that his connection to God is lost. For him death is an opposite step compared to us: all along his life he worked in harmony with his inner voice, God, that had led him trough the numerous moments of his story. The end is the moment when there is nothing more to do, the inner voice silences, the leading light go out. After the first shock he realizes that this is not God's change but his own: all the tasks are done, <text:span text:style-name="T1">“It is finished.”</text:span></text:p>
      <text:p text:style-name="P15">Our lives go in the opposite way, today's world belongs to Faustus, and we give up our Jesus-self decision by decision, crumb by crumb: we aspire after the fake safety and pleasures provided by the material world. Our inner light is alien to us that many can see only in the very last moment – or more precisely: when in the last moment we finally break free from all our material yokes and affections, only then we recognize the Path that we have ignored all along the way. This is what the “film of life” that many near-death experiences mention is all about. Therefore for us death is not being left but the opposite: finding God, and when we face him we can show nothing more than: <text:span text:style-name="T1">this is what I have done</text:span>. The distance between these final statements: “It is finished” and “This is what I have done” is overwhelming, and the question is straightforward: from the opposite stories, which one stands “on its feet” and which “on its head”?</text:p>
      <text:h text:style-name="P51" text:outline-level="4">Pilate</text:h>
      <text:p text:style-name="P15">We don't like Pilate because he was an outsider, he could have saved Jesus but instead of that he tortured and gave him to his enemies, so Pilate is a bad example. Surprisingly enough, Jesus excused him from the first moment, saying that his power comes from far beyond and Pilate can't do anything to change the story. Does this mean God and predestination, or sticking to the prophecies? Not for sure...</text:p>
      <text:p text:style-name="P15">Pilate's power comes from Rome. This is why he is sitting in that chair, the world he knows is “the world of a roman governor”, he is not a person but a manifestation of a certain role. The remorse of a person is irrelevant, the role must be played: Pilate, the person wanted to save Jesus because he finds him clean, but Pilate the governor is helpless, the power itself that he thinks he owns makes him unable to make the decision that he wishes as a person. He could do only one thing: get rid of his power, resign with saying that he does not want to make this decision, but he can't save Jesus even in this way. The next governor would come into the same situation, and anyways, the fate of Jesus would be just the same. “You can't change it” – says Jesus, and this is not giving up or reading out the book of fate, but a simple fact.</text:p>
      <text:p text:style-name="P15">Poor Pilate still tries; in fact he does anything to save Jesus. The conflict of a governor is that the Jews name Jesus their king ordered by God, and Pilate in his role can't tolerate this. Rome has agreed with the official leaders of the Jews so he hopes that they will silently calm the situation down for him. Unfortunately the priests are helpless too, they don't know how to handle Jesus, and moreover, the masses following and dreaming him as their savior. The leaders try to negotiate with him: if Jesus proves his being sent by God by a miracle, then it's okay: God really decided to save his people, they would support him and transfer their existence into the new leadership. Alas, Jesus can't make any miracle for his own sake – but the mob is still there. If there must be someone to blame, that should be the roman, so they send Jesus back to Pilate.</text:p>
      <text:p text:style-name="P15">Now Pilate tries to convince the people: wants to show them that Jesus is just another man: he can be beaten, he bleeds, moans and cries, believe at long last that he is not a God sent king. All should go home and return to their normal lives, and Jesus would be saved; Rome has no problem with him, but has to handle the rioting mob. The key sentence is “Behold the man!” I am confident that at this moment there is only one person on the gallery because Jesus, the son of a carpenter, and Barabbas (Bar Abbas: the Son of the Father), because of whom the region is in riot, is <text:span text:style-name="T1">the very same person!</text:span> If the people recognize him as Jesus, then the carpenter's son, teacher, healer, sacred man can be released; but if he is saluted as the Holy King, then Rome has no option but to destroy him. The mob makes its choice.</text:p>
      <text:p text:style-name="P15">Why do we hate Pilate? Because he reminds us to ourselves. In our world we are the governor trying to control our inner wishes, desires, dreams in the name of Rome, the external, material world. So we compromise with the “common rules of faith”, more or less build them into our lives and create a relative<text:tab/> harmony between the inner and the outer world.</text:p>
      <text:p text:style-name="P15">However Jesus kicks up this agreement: the Faith, the inner voice that is in diametrical opposition to this surrender-based order, forces me out of those familiar roles, wants me to show my personal opinion although the decision of the “role” is evident. Furthermore it is sure that giving up the role does not change the story: the next person taking my place will do what I could not easily, without a thought. I try to follow a spiritual approach but have to realize that God makes no miracle to show me the way. I partially yield to the power of the faceless mob but in vain: I have to destroy the inner voice in order to restore the peace; step by step, decision by decision I give up the son of God living in me.</text:p>
      <text:h text:style-name="P49" text:outline-level="4"/>
      <text:h text:style-name="P51" text:outline-level="4">His blood be upon us...</text:h>
      <text:p text:style-name="P15">Finally we are especially angry with the Jews because finally they have sent Jesus to the cross, watched his death and took on the liability for it. Or?...</text:p>
      <text:p text:style-name="P15">Who were those Jews? A very strong, cohesive nation. The great Roman empire had assimilated numerous nations, took their culture, reshaped them, their teachers, leaders ordered to its own service. However it could not handle the Jews, could not break “the chosen nation” image and the closeness; thus it had to settle for a coexistence that we would call a partial autonomy today.</text:p>
      <text:p text:style-name="P15">There was an anger in the Jewish people because of their bad fate, this appears in the Old Testament where God made the greatest miracles just to keep, move forward and destroy the enemies of his nation. They surely talked about Egypt and Moses every day, the wonders by which God defeated the seemingly almighty pharaoh and saved his people. (Don't forget that perhaps this is just the same as all the Muslims hear today but with “western civilization” in the place of Rome, those who admire the power of money and ruining God's great gift: the Earth. We can see that this faith can lead lots of people to the total self-sacrifice – but don't ask the question: who is right here?) A Jewish man brought all his problems to the rabbi, so he got the wisdom, faith and knowledge from the very same source as the story of the great escape and the hope. They really had that above mentioned coherent image of the world that creates a real, living community.</text:p>
      <text:p text:style-name="P15">Jesus appears in this environment. His actions (in the lack of a global media and investigative journalism) make huge waves in the community, all who passes the word by add their own dreams, wishes, the hope of getting rid of the poverty. Jesus, the humble teacher quickly transformed to a god sent messenger on the mouth of the mob, the New Moses who came to break the rule of the hatred legions and tax collectors. Finally, God fed up with the pain of his people, their cries went up to the skies and God sent his response. Countless “Barabbases” appear who either by feeling the wind of change or their personal revenge, but hit the romans, the region is in riot.</text:p>
      <text:p text:style-name="P15">And Jesus goes to Jerusalem! Of course he cannot avoid his fate, everyone pushes him there – he may wants to meet the official religion and the masses, teach, heal as he always does. The mod sees something else: the God's King goes to his throne, he will say the truth and lead his people. The priests and rabbis may see that he is a real, but only a true spiritual man in vain, now they can't handle the pressure of the mob, which finally feels to have their dream (that kept them in peace until now) in their hands.</text:p>
      <text:p text:style-name="P15">“Yes! This man is the Son of God, the Holy King! You, faithless Roman, can beat and soil him in your stupidity – but he is here, God is with us and will hit back on you, we will see the miracles again, the people will be free and happy again, God leads us out of this empire! He is from our blood, we are with him and die for him if we have to!”</text:p>
      <text:p text:style-name="P15">It's this easy. They were far from wanting to kill Jesus – on the contrary, they would die for him, for the King, and simply could not believe that Pilate can do it. When he did, suddenly a very deep silence came. The Son of God, the Savior could not have died... so he could not be the Savior – just another teacher and prophet among the many. After all, the priests were right again, God had not seen enough of the suffer, the sin of his people is still larger than the thought, so the suppression goes on.</text:p>
      <text:p text:style-name="P15">Who killed Jesus after all? If you like, Antichrist himself. The word christus means “anointed”, a man who has the holy oil on his forehead – I believe this means he follows the guidance of his inner voice, has a personal relationship with God, take the responsibility for all what he does, lives in love, accepts his fate and shares his wealth.</text:p>
      <text:p text:style-name="P15"/>
      <text:p text:style-name="P5">The antichrist is not a person but an approach that denies all this; when facing with the power of faith he does not turn to with devotion but wants to fulfill his own dreams by it, wants miracles. His eyes wait, thirsty for the wonders, but his ears are deaf to hear that the miracle is not an external force, the show of might, but <text:span text:style-name="T1">the life itself</text:span>. We superstitious, bargaining with God for help and power, or faithless, running to him only when we are scare, crucify Jesus in our souls each and every day.</text:p>
      <text:h text:style-name="P26" text:outline-level="2">The better the worse</text:h>
      <text:p text:style-name="P27">“I hate the whole twentieth century” – cries the singer angrily. Although her wife was not raped on the wedding day by the local landlord, he was not beaten to blood because of resisting; not only three of his eight kids grew up to become the same half-slave as his father, without the slightest chance to break out. When he falls and breaks his arm or get sick, it does not depend on the local smith and witch if he survives or will not be crippled, but (well, in theory) the ambulance with a trained doctor runs with him to the nearest hospital.</text:p>
      <text:p text:style-name="P27">We can't deny, our life cannot be compared even to a king two hundred years ago:our civilization, as much as it can, cares for our health and safety – this is what those, who lived before us, worked for with all their strength.</text:p>
      <text:p text:style-name="P27">This feeling safe has a frightening consequence at the same time: in the lack of personal experience we become insensitive to the others' problems – we don't have patterns that would match to a hungry, thirsty person, or the killer or suicide anger of someone who gets the contradictions of this world on the side of the losers. Our thoughts and actions depend on only how much the other person's problems affect us or decrease our freedom.</text:p>
      <text:p text:style-name="P27">Alcoholism, drug addiction (or “gypsyness”, intentionally with the negative background feelings) at the first contact is a “social problem” that should be solved by the appropriate experts, and they should do it in a way that minimally affects me because “I am not like that”. Then in a direct contact all this get stronger: it's so inconvenient to see a wobbling drunk on the way in front of me, a guy feeling high next to me on the bus, or a group of gypsies who talk, act and live our common world with a different attitude. </text:p>
      <text:p text:style-name="P27">Only being locked together directly – when we experience the upper destinies without judgments and walls – allows our brain to accept them as patterns, integrate those far different states of life into its accepting and decision making mechanisms. When I feel the burdens, pains and defenselessness that tossed that person into the world of the drugs, whom I used to despise, pushed away, did not understand, hated; when I feel how far the other's world is from what I know, how depressing the distance is when looking from down, how frustrating the way they look at me, the voice they talk to me. When I feel that I may tolerate all this even less than they do...</text:p>
      <text:p text:style-name="P27">Another disadvantage of a well organized social environment is that it hides the personal values of the actions: we see less and less how our work integrates into a large system, how others can use what we create – all this is controlled by money. The work is just a way to get money (a bad necessity) that allows us to make others slave (we can force them to do something they also do not like for our money) – instead of perceiving as our work is a service, a real value by itself, but we can also exchange it for other people's efforts in serving us.</text:p>
      <text:p text:style-name="P27">Changing systems, catastrophes, suppressions – the common suffer under an improper environment build real community among people sharing similar fate, when I grab the hand reaching to me with joy, when we make sacrifices for each other for the sake of the image of a better world, without any upper organization.</text:p>
      <text:p text:style-name="P27"/>
      <text:p text:style-name="P28">These experiences show why it is worth and good to live, to be human – contrary to the well organized boring daily grind. The honest gratitude for a good job cannot be replaced with money; and the real loser is not the worker but those who can't feel the gratitude because of the lack of such patterns, thus they can't feel and appreciate the gratitude towards them, therefore they are unable to do anything driven by honest good will, free from any personal interests.</text:p>
      <text:p text:style-name="P27">For those who does not feel gratitude and respect it is hard to accept the differences and values of the others – without this the same applies to the inevitable frictions of a direct contact, the losses of the self for the sake of the relationship. The damages, the suffering in a bad relationship shows, and makes perceivable the value of a real togetherness above the individual interests in personal and public communities. Without humility and dropping parts of the ego by free will (that must not be compared to the gains provided by the other person or community) there is no deep relationship, no honest feelings, but only a shallow, temporarily pleasant joining that can be broken up anytime. The latter never gives the safety that we are seeking; the dissatisfaction drives into constant search, tosses us into the arms of prostitutes to dream about love.</text:p>
      <text:p text:style-name="P27">In the lack of feeling the need of each other we think that everything can be bought and evaluated by money – so we become senseless to how much we depend on our environment, and its state as we know it. We consider natural that thousands of people work for the water, light and warmth in our homes, to let us eat and drink whenever we like. We consider as a basic service that the earth grows enough food, the rain comes, the Sun shines and all goes as used to – there is no pattern inside us that this can be another way. True, we see in the news day by day how people die because of natural disasters, but first: this comes from the same source as thrillers and soap operas, and second: the only right decision of our brain is that we don't go there and don't form any community with those people to be safe from that bad.</text:p>
      <text:p text:style-name="P27">However this denial of common fate literally threatens the life of our world. The human race has two very special talents: and extreme intelligence and the fact that it is the top killer of its own race. I am sure that this is not a mere coincidence, we can think the first to the latter (and of course we can be grateful to the intelligence that our self-predator race has not exterminated itself – yet?)</text:p>
      <text:p text:style-name="P27">In the was majority of the whole ecosystem, the evolution is driven by the relation between the physical attributes of the entities and the environment: the ones having such attributes that better fit to the conditions can have more children, so their abilities spread across the population. However when the members of the same race start systematically kill each other, there is no real need for such adaptation, there is no fundamental difference among the competitors. At the same time it is a fact that a group of people is stronger than one, and you can punch bigger with a rod than by bare hands; so the ability to form communities and using tools become the strongest selective factor. The same force drives the mind towards self organization, classification and ordering – in fact to the invention of post processing that is independent from the external events (also known as “thinking”) and self consciousness because they speed up the evaluation of the present moment (the other human appearing besides me is a friend or a foe, do we hunt together or for each other?) where a thousandth of a second may mean survival. On the other hand, when the hunters of a group kill off each other then the whole group will die of hunger or be exterminated by another group; so a healthy, well organized community has an evolutionary benefit. </text:p>
      <text:p text:style-name="P15">This prehistoric heritage in our guts is used, when someone organizes a community. The fundamental question is that when doing so, is there a well defined positive aim, or just a misty image or even worse: a specific (race, thinking, religious) difference? An extrovert community that accepts the common fate goes on the positive way of evolution that supports life and progress; the introvert, demarcating ones follow the killer path of natural selection. The latter approach inevitably has catastrophic results in the case of a global race possessing practically unlimited power.</text:p>
      <text:h text:style-name="P20" text:outline-level="2"/>
      <text:h text:style-name="P36" text:outline-level="2">Redundancy</text:h>
      <text:p text:style-name="P27">This nice term means the spare resources within a system, the ratio between the portion of its capacity that is required to cope with the common load, and the portion that is ready for handling extra loads and extreme situations.</text:p>
      <text:p text:style-name="P27">In the case of a vital service the spare ration can be quite high, for example in a computing center it is quite common to have two identical main servers of which only one does the job, the other is there for only one reason: to immediately take over the work in the case of the failure of the other, without losing the service for a noticeable time. In other cases multiple servers of identical configurations do the same job and a load balancer equipment forwards the tasks to them that also constantly monitors their accessibility and response times. Furthermore, the average load of the working machines is well under 50% because the load is never uniform and nobody wants to wait just because he unfortunately tried to use the service within a temporal peak load. This is the case when we evaluate a system by its worst case performance, or when we can objectively check the service and the punishment of a failure automatic and heavy. This is the approach provides a rational, well established safety feeling in us.</text:p>
      <text:p text:style-name="P52">What does this mean in the case of human resources? In all factories and offices at least TWO people knows all about each and every current process, so if the one actually working on a task falls out for any reason, the other can take over the work. Furthermore all the data of all the processes should be stored centrally in a form that anyone can access, survey and continue. All employees do their tasks with the highest precision that they can reach, yet (or rather: for the sake of this) about a quarter of their working time they must spend on recreational activities (sports, spiritual exercises, art etc.) with the staff; if this ratio gets low then new employees must be hired or new service groups (“firms”) must be created. This time must be monitored automatically, the temporal over working must be equalized and the workaholics must be warned that their approach is not accepted. </text:p>
      <text:p text:style-name="P27">This rather strange organization of staff is comparable to a vital computing center, that has good performance even in extreme scenarios (with several members out or under high pressure). Likewise the capacity of an emergency unit can be best measured by the number of people having rest even in a high load periods: they are there to handle the very rare disasters and provide enough doctors on the spot.</text:p>
      <text:p text:style-name="P27">Alas, the competitive market is not about redundancy, but the opposite: how we can achieve that the things look OK at the smallest cost. In a production factory this can be measured somehow: increase the speed of the production line; the workers in a hurry surely make more junk, but they still make more goods of acceptable quality all in all. The number of those very expensive human workers must also be decreased until they can barely do their job (with the minimal spare for illness, holidays etc.)</text:p>
      <text:p text:style-name="P27">Even if the firm borrows people from a recruitment agency, or put this task on a subcontractor, it still risks a damage if it underestimates the real needs. Thus here we have an objective border limiting the owner at cost reduction. (Please note: in the case of a hospital this approach would be totally morally unacceptable – but the fiscal pressure drives exactly the same way.)</text:p>
      <text:p text:style-name="P27">On the contrary, for those who sustain the structure of our civilization (teachers, health care workers, policemen, firemen, clerks etc.) we have no such strict limits: in this case the aim is only that the safety and comfort feeling of the “average citizen” should be above a certain limit. So we have “norms”, national education plan, limit on the number of duty hours etc., and the target is to minimally achieve them; any “plus” person or hour is loss, mismanagement that must be avoided.</text:p>
      <text:p text:style-name="P15"/>
      <text:p text:style-name="P5">The stability of this system depends on only one thing: how much the people, who must work on almost full capacity just to reach the minimum level, can be overloaded. This forecasts that there will be errors not only in extreme situations, but in normal operations, which simply must not happen. Of course this has a devastating effect on that “comfort feeling” that the state must sustain. What happens? They search for and punish the person in charge, sue the hospital, denounce the policeman. The media picks up the story, we can see that the evil gets his reward. In our personal cases we have to resign ourselves and be pissed off because of those bastard clerks at home with our friends, whom actually we pay for arrange our cases.</text:p>
      <text:p text:style-name="P15">However... even if the damage happened because someone was unprepared or personally inadequate, then the system should have filter him out well before being able to make any harm – on the contrary today they “recruit” health care workers from the streets, with a questionable result. On the other hand, if the properly selected person made the mistake, then he surely was not in the control of his abilities, he should have rest instead of working.</text:p>
      <text:p text:style-name="P15">The personal responsibility of the one who made the mistake is real, but we must not forget about the responsibility of the system that had not defended itself and made way to the error, like it forced people to lie about their abilities for the sake of their living and work in a physical or mental state that brought the serious risk of the error. After all the previous statements, it is no wonder that because of the primary economical goals (meet the norms at the lowest cost) it never checked the basic safety needs properly, made way to the error which did happen in the actual situation. It surely does not worth to be surprised by this, the fiscal measurements of the social organizations inevitably enforces this “progress”, so I don't blame our health care, education etc. systems here, but their financial evaluation.</text:p>
      <text:p text:style-name="P15"><text:span text:style-name="T1">(I have written this well before the Hungarian red mud disaster, that was unfortunately a perfect demonstration of all the above mentioned phenomena.</text:span>..)</text:p>
      <text:h text:style-name="P20" text:outline-level="2">The formula of development</text:h>
      <text:p text:style-name="P15">There is a fundamental difference between the human race and “all the other beings” on our planet. The latter hugely outnumber us in individual and race count – there is something that they don't know (and even the human race knows it for a very short time in evolutionary scale) something that allows and drives us to an unbelievable exponential change. I think this factor is the following simple formula: </text:p>
      <text:p text:style-name="P53">TIME x MIGHT = VALUE</text:p>
      <text:p text:style-name="P15">Individuals of arbitrary species integrate into a huge circle along their lives. A deer is born, eats lots of grass and berries, fertilize the soil, finally dies, carnivores, scavengers and depleting organisms feed on the body and turns that back to the soil. It only has a biological value, for a deer the term “value” is undefined, it has local needs that control its reactions to the environment.</text:p>
      <text:p text:style-name="P15">Along the way towards the human race we can see groups having more complex community rules, where these rules are still formed by the evolution, but a kind of team-level “value” appears encoded into each entity. This does not affect directly through the life, good/bad conditions or death of the entity, but along the process when the kinds are acclimatized to the community and the local conditions. Such values are knowing the eatable and non-eatable berries, the hiding places, water locations that are inherited and sometimes protected on community level.</text:p>
      <text:p text:style-name="P15">The great jump is when the community defines an independent “value” term and starts to feed back the activity of the individuals, thus instead of the long and slow process of the biological evolution, the civilization starts acting as a selective factor. The community declares roles into which it classifies the members, gives personal feedbacks and thus selects them and drives their personal progress.</text:p>
      <text:p text:style-name="P15"/>
      <text:p text:style-name="P5">Even though we can see complex social behaviors in a wolf, its only aim is to be a “good wolf” and all of them equally compete for this prize; while in a human community we can see a “good hunter”, an “agile seeker”, “water finder”, “toolmaker”, whom the community evaluates differently according to the common needs, and serves them differently from the goods that the group possesses, furthermore it sets different goals for and selects among them. The community mimics the evolution in small scale but in a horrible speed, because it acts within the life of the individuals.</text:p>
      <text:p text:style-name="P15">Now take a look at the details.</text:p>
      <text:h text:style-name="P40" text:outline-level="3">Time</text:h>
      <text:p text:style-name="P15">This is provided by the person because we own this property. In fact time is our only real treasure, of which we don't know how much we have but surely have less and less with every minute. The only true present that we can give to anyone or to ourselves is the time we spend on them.</text:p>
      <text:p text:style-name="P15">The community “offers a deal” for the time that we don't spend on having fun or rest etc., but on activities that are useful for others. For exchange it provides us with goods and services created by buying others' time in the same way.</text:p>
      <text:p text:style-name="P15">If the community loses its “time bank”, which means it does not have enough members who would spend their time on working for the group, it dies. This factor drives the evolution of the communities: those which can't serve(!) their members on such level that makes people spend their most precious (in fact the only one) treasure: their lifetime start to shrink and finally collapse.</text:p>
      <text:p text:style-name="P15">Gandhi, when he controlled the Satyagraha movement, refused all greater donations, many-many activists (including Gandhi himself) had to literally beg for the money to sustain it. He said that an organization lives and follows its aim only while it can show up enough value to the poorest people to make them share their very limited money for it. When this direct connection is broken, the movement should not exist any longer .</text:p>
      <text:p text:style-name="P15">Gandhi's behavior and approach is totally irrational – at least according to the current economic and public rules: it means huge efforts, minimal results, absolute binding. However in fact this represents just the point: the organization is a SERVANT(!), its purpose is to embody aims and tasks above the smallness of the individuals; allow them to work together for these aims.</text:p>
      <text:p text:style-name="P15">Looking around the current communities: where can we found groups working in this way? Nowhere, because this operation conflicts with the economy, does not provide safe existence to the workers, not “efficient”. This economical, efficiency-based evaluation prostitutes the heart of the existence of the community; so the evolution of the community is straightforward to the parties that theoretically stand for the public will (in fact fight for the inherited wealth and taxes on people who create all the values), the dogmatic churches and world-saving sects.</text:p>
      <text:p text:style-name="P15">So the communities (in spite of some of their members who have true good will and think in servant spirit) today go in headwind, and if they are not conscious about this from the very first moment of their actions, they surely leave their path and become just another time-bank, instead of channeling the resources they start to sponge on their members, become demonic entities.</text:p>
      <text:h text:style-name="P40" text:outline-level="3"/>
      <text:h text:style-name="P54" text:outline-level="3">Might</text:h>
      <text:p text:style-name="P55">This is the present of the community: the factors that can turn the time of an individual to a greater public value. The might has many faces like:</text:p>
      <text:list text:style-name="L5">
        <text:list-item>
          <text:p text:style-name="P56">talent – this is possessed by the individual, but the community has to find, select, encourage; so although the talent is personal (the proper combination of many factors for a specific aim), the community has to manage it. Furthermore, the talent is relative to the state of the community, a high level handicraft is useless for a group of store miners.</text:p>
        </text:list-item>
        <text:list-item>
          <text:p text:style-name="P56">Knowledge – held by and inherited among the members of the community. The time spent actively with the proper knowledge produce values, create goods, tools, food. Accordingly the community “invests”, gives goods to those who will have useful knowledge later on. The same way it “guards” the knowledge even when it does not produce benefit: sustains the farmer in a bad year when the crops are little.</text:p>
        </text:list-item>
        <text:list-item>
          <text:p text:style-name="P57">Concentration – time and knowledge are in vain when the person does not do something useful for the community, because of having problems, fears, fights with questions of his life. The community therefore supports, comforts, soothes, shows great aims etc. - thus makes its members more efficient, concentrated, cheers them up. This makes place in the community for arts, culture, religions etc.</text:p>
        </text:list-item>
      </text:list>
      <text:p text:style-name="P15">The current image is quite weird on this level too – especially if we consider the state as a community. In the lack of any greater aims it considers the measurements of the economy (the absolute servant) the only true evaluation, but this holds no human motivations, does not drive people to work more efficiently, but the contrary: the individual also wants personal economic success and does not care about what it costs to the community.</text:p>
      <text:p text:style-name="P15">It says with the same breath that the certainty of existence has high priority by a working health care system; and that it should not sustain the health care system because health care is a business, and the rules of the market (by the process of evolution) will fill the gaps of any size – and politely keeps back that evolution select, and the death of the weak is its natural operation. Before forgetting: the weak and the strong is created by the rules of the community, not the absolute biological laws, so mainly the community is responsible for these states.</text:p>
      <text:p text:style-name="P15">The state invests in education, but can't offer place, aim, safety and a good human life to the growing generation. No wonder that the “workforce” gained on such investment is not motivated, has no state-level aims, although for the community <text:span text:style-name="T1">only those individuals “worth”</text:span>, who want to become members and use their knowledge in favor of its needs. No wonder that education is a “stepchild” today, a mere money pit.</text:p>
      <text:p text:style-name="P15">We must remember at the same time that our current community is also the result of the evolution, its current state is the “best we can have” – it had burnt itself so many times on showing up “big aims” that were not in sync with such aims of other communities, resulting nasty conflicts. Today our community is in the state of coma by its own will: no aims, machines check the vital functions of the vegetative system – but this is still better than choking each other. In the meantime, each individual run their own small circles by the rules of the economy.</text:p>
      <text:h text:style-name="P40" text:outline-level="3">Value</text:h>
      <text:p text:style-name="P15">This is the abstract “good” finally free from the pair of survival/death; it drives the individuals by the amount of the shared goods, not by the very slow effect of the greater ratio of the more proper descendants. Therefore the value term has a duplicate meaning: it is both the reward that the community gives to the person; and the public gain: the goods and service that the individual creates and puts into the community.</text:p>
      <text:p text:style-name="P15"/>
      <text:p text:style-name="P5">For physicists this problem can be familiar: things have measurable weight and calculable mass. The two are in relation, but there is a bizarre switch between them. The tragedy of our era is that the definitions of the value can be separated. When the communities were closed, only the goods produced within could be shared among the members; as long as the value was not abstract and long distance transferable, then the community could control itself, in fact it had to. The majority of the village production were used by the local people and a very little left the borders, because in the lack of means of transportation and overall evaluation (absolute money), the corn eaten by my neighbor worth more that what I have sold because that man helped me on the farm next time, etc.</text:p>
      <text:p text:style-name="P15">Today the global money has destroyed this self controlling ability: the produced goods split from the rewards; the value of the individual, thus the goods he should get depends only on the rules of the community. This has no vital connection to the actual value that individual actually produced for the community.</text:p>
      <text:p text:style-name="P15">Applying the formula: how much real value a bank manager or a minister produces to the community? None, their whole life cycles run in the circle of artificial values of politics and economy, they may never hold a hoe or a tool in their hands... But because they write the rules of the community, they get very high rewards. On the contrary, from those who actually produce the goods, the community takes away sometimes by force, far beyond the limits of fairness or sanity.</text:p>
      <text:p text:style-name="P15">This may cause the conviction in many, that behind the visible world there is an untouchable, either material or spiritual conspiracy... Well, there may be of course, but after the previous statements it is not necessary. This is like building a gate from sand: the water sooner or later, independently from the invested amount of work, breaks through just like all the times before. There is always someone at hand to blame, an ugly, bad, careless, etc. (should it be a world war or a cyanide disaster) – <text:s/>but the cause is always at the fundamental blocks that raise the “wrong man” to the position where he can do harm.</text:p>
      <text:h text:style-name="P20" text:outline-level="2" text:restart-numbering="true" text:start-value="1">Focusing on the reward instead of the task</text:h>
      <text:p text:style-name="P15">Both in the public and individual thinking, the “need” and “task” is replaced by the reward: the money gained on them. If we ask someone today why he is doing his job, a very few answer that they do it for passion, for the joy of the work, the satisfaction after the good work – most say they have to sustain the family, or the wages are fairly good for the job. With this approach, the most important feedback mechanism is broken.</text:p>
      <text:p text:style-name="P15">This is similar to the connection between sports and drugs. It is known for centuries that morphines have positive effect on the human psyche, but is is a new scientific proven fact that this effect is based on the similar built-in mechanisms of the brain that produces a similar substance: endorphin. The endorphin “rewards” and relaxes the brain after a serious physical activity and reduces pain.</text:p>
      <text:p text:style-name="P15">Along the evolution, human beings met situations day by day, when hey had to make serious physical efforts for survival – hunting, escaping and working. Along and after these situations the brain “praised” itself by endorphin, thus enforced, engraved those mental patterns and actions that resulted the survival (I am alive after all, so what I did was good in spite of being tired and wounded). Without this artificial support the tiredness and pain of fighting and running would be stronger, and the actions led to survival would be recorded as a negative pattern!</text:p>
      <text:p text:style-name="P15"/>
      <text:p text:style-name="P28">Consequentially <text:span text:style-name="T1">the human brain is drug-addict by nature</text:span>, it was conditioned along generations to get its dose regularly, it needs such stimulation along its operation. On the other hand it is crucial as well to get this drug from inside, via its own self control system almost perfectly tuned by the evolution, only as the result of a seriously exhausting physical or mental work – in this way this is a moderate, unique tool for engraving positive patterns. For someone who regularly runs like me, it sound familiar that I am a run-addict or “run for my dose”: the released endorphin is a rich compensation for the pains of the work that also keeps my body fit, it creates desire for the next day's run – and at the same time it actually reduces tensions, stress.</text:p>
      <text:p text:style-name="P27">However we have realized that these materials can be get from outside, and we use this knowledge carelessly. When this reward is not managed be the very fine inner control system, when it is not linked to work, sacrifice, performance, then the damage is done not only by the overuse of these materials, but to those inner engraving mechanisms as well. If I can praise my brain in the same way as it would do itself after a good action, the power of the engraving is connected to the drug and raises it to the proper and worth to repeat patterns. The brain does not make difference between endorphin and the other stuff, the ecstasy of the substitutes is stronger than the natural self praising (because that joy is reachable only via efforts) and this makes the “real word gray”, obsolete, so it can't give enough motivation to act, work or break out of the circle of drugs. The only chance for the latter is that drug users get stronger and stronger inner and outer slaps, so they cannot compensate that pain by increasing the dose and have to realize: they have to choose between a fruitful life or a slow death. Raising this conflict to conscious level is the only chance to survive.</text:p>
      <text:p text:style-name="P52">The analogy is straightforward: <text:span text:style-name="T1">we live in a drug-addict civilization</text:span>, the “stuff” is the money that should praise the proper actions but along its evolution it split from the action itself. Everything turns around it, the aim is to “get the dose” and this makes all the rest obsolete and gray; behind all the big and noble aims (help the poor continents, develop science and technology, decrease social tensions, space research) the only question is: how to get the money, what is the business in it? We miss the self control, to balance between the size of the reward and the amount of used resources and the public gain. A vicious circle is running, makes the events and measures of the real world invisible, replaces them with the “stuff”: money. Inner and outer conflicts (social and environmental crisis) appear and get stronger, and increasing the amount of drug does not solve the problem anymore (economic growth, GDP).</text:p>
      <text:p text:style-name="P27">The question is whether the lesson engraves into our civilization or not: following the dream world of money is a slow way of dying on a graying planet and with more serious outer and inner conflicts. Does this give us, the global race enough motivation to go “backward”, towards real life, tasks and joys – they are actually less than what money can buy today and yes, we have to work for it – but they are real, touchable, visible. Reality praises only the proper actions at a proper measure that truly help in our common comfort, gives a vision of future that we can really believe in, that is worth living and working for.</text:p>
      <text:p text:style-name="P27"/>
      <text:p text:style-name="P27">All this can be worded another way: we can say that the source of the problem is that the meaning of <text:span text:style-name="T1">benefit</text:span> shifted. In the current world benefit is an economical term representing the difference between investments and the related income, can be measured and payed in money. In former times we called benefit those things that helped other people, the community or the children. It used to be beneficial to make goods that serve their owner for a long time without repairs, know what can wear out and plan for repairing or replacing them. It is beneficial to repair an equipment because it can serve its owner further, so we don't have to waste resources for a new item.</text:p>
      <text:p text:style-name="P15"/>
      <text:p text:style-name="P5">It is very beneficial to plant and nurse fruit trees, because this gives our children work, food, value. Anyway, beneficial things are those that fill an actual human need in the most efficient way – and this does not mean maximizing the financial income but almost always the total opposite: the highest quality of service, the optimal, minimal use of resources.</text:p>
      <text:p text:style-name="P15">Anything against these laws: making goods with short lifetime, failing to plan for widespread, low cost repairability, neglecting the needs of our children, and in general: making stuff that fill generated and not real needs, is futile. At least by community benefit term, because economically just this is beneficial! The error we face here can't be solved locally, by rules, impeachments and punishments when a firm produces with huge pollution such short-time goods that fill a need solely generated by ads. We fight against the consequences of a whole system-wide terminology error almost hopelessly, “at the end of the tube”.</text:p>
      <text:p text:style-name="P15">The common language is revealing: the word “useless” means a neutral finding, a certain thing has no value. However my mind pops up the “You useless!” warning from parents, giving a negative content to this word. The social logic that appears in the language says: <text:span text:style-name="T1">it is right to assume from all the members of the community to be beneficial to the others</text:span>, the neutral uselessness is in fact a negative behavior pattern! Now we are close the the New Testament lesson with the talentums; and Gods talentums can't be measured in gold just like the gain earned on them by a lot of humble work. However this view is in terrifying distance to the “consumer society” made of consumers. We should think over the meaning of this single term; what it means that we replaced dreams, creation, love, respect, honor and faith with consumption, and <text:span text:style-name="T1">it does not hurt</text:span>, we consider it natural to write above our doors. Looking at the long line of our ancestors whose humble work we tread on, whose heritage we waste, and pass problems and trash only to our children, this is nothing else but <text:span text:style-name="T1">shame!</text:span></text:p>
      <text:p text:style-name="P15"><text:span text:style-name="T7">Why is it like this then? Because this is much simpler so. An example: my sons try to avoid learning nowadays. A friend of mine invented a simple system: set financial rewards and punishments to the school marks, the kid learns for money. The reward-based system had a total success and perfectly fits to the current structure of the world today, the kid gets experience that he will meet in the same way later on. This would surely work in our family as well, but I can't do it, and I explain many times with very limited success that they can be useful members of the community only by the knowledge. Only in this way they can get tasks that require all their power and knowledge, and only this leads to become a real valuable person. To </text:span><text:span text:style-name="T1">seek for the reward in a clean soul in front of God, and in the eyes of their fellows, not in their hands</text:span><text:span text:style-name="T7">, as long as they live.</text:span></text:p>
      <text:h text:style-name="P20" text:outline-level="2">Evolutionary effect</text:h>
      <text:p text:style-name="P15">When reaching the question what is the reason, is there any use of this weird global economical labyrinth, these global systems, we sooner or later get to evolution. These things exist to build a global playground for the whole mankind, where the different solutions can compete, and the best will prevail, be it a medical treatment or a telephone. So, this system is the key to development, and this surely works because a similar process called evolution exists in the nature and it lead to the level of human being. This is the tale but it has serious bleeding wounds.</text:p>
      <text:p text:style-name="P15"/>
      <text:h text:style-name="P40" text:outline-level="3"/>
      <text:h text:style-name="P54" text:outline-level="3">First error: the definition of “good”</text:h>
      <text:p text:style-name="P15">In the nature the final “good”is the energy: the sunlight for the photosynthesis and other raw materials, water and air, this is what the plants fight for in their ways; and transform them to their fraction of the biomass. The other levels the organizations fight for this transformed energy, the winner is who gets and stores this transformed energy better. The feedback of this fight is very strong: the biomass fraction of the winner gets bigger, powering the contest for the energy stored in that section, stronger predators appear. A too successful predator can also exterminate all its energy sources, so it also disappears. The overall result of the long evolution process is that the energy travels through the whole system at the slowest speed, feeding the most layers. The same solar energy that once fed an algae field that had died and the bodies feed millions of creatures of a coral reef.: the system can store and reuse the energy within the organisms.</text:p>
      <text:p text:style-name="P15">On the scene of economy, “good” is the short term financial revenue. The little difference is very important here: the aim is not money itself, but the “profit” is the all in all, money itself is only the tool to make profit. The one that makes a bigger profit gets more money – an other that makes smaller profit for even the shortest period (this may mean a few minutes!), and “loses the investors' trust” can bankrupt within minutes thanks to the electronic stock market. This is what the global playground all about, this is the top value, the only purpose of the whole system is to make profit. It is a tragic hoax that “development”, “public good”, “sustaining nature” has the slightest role here. In fact this goes to the opposite direction: hunting for short term profit forces us to deplete all resources at the shortest time, and use only the most valuable portion of it.</text:p>
      <text:p text:style-name="P15">An imaginary example: an African tribe lives in a certain territory, and among others sometimes hunts for elephants. When they succeed to kill one, they use up even the smallest piece from the tusk to the tail: the elephant itself is a resource and flows through the tribe like the sunlight through the biosphere (in fact, this is perfectly the same process). In the long term, the “elephant consumption of the tribe set in”, that period that supports the needed parts of the elephants. There is no need to kill more because this hunt is dangerous, some people may die; furthermore the result of over hunting is a decreasing elephant count, which would mean a fight for more territory with other tribes... This makes all the goods containing an elephant part precious, and they care for them. The “profit” of this system is zero, no graphs point to the sky, the tribe would have no value on the stock market, no one invests into a “firm” like this.</text:p>
      <text:p text:style-name="P15">An opposite scenario: there are elephants on the territory of the tribe, and the price of ivory is high. Here we have the perfect business: make a firm, buy the land and “mine” the ivory. Short term, high profit venture, according to economic evaluation <text:span text:style-name="T1">this is the best</text:span>, uses the resources with the highest efficiency, little investment, high income. Well, the bodies of the massacred elephants rots on the bare because the profit is in the tusk, it is not worth playing with the flesh; the tribe emigrates. This is not seen on the stock market. What they see is that another firm could make just a fraction of the profit because it creates an “elephant-factory” for the sake of long term business – and that will surely lose because it will not find any investors. And the totally impossible scenario: leave this valuable land in the hands of a tribe that does not “use” it anyhow, but “just lives” there for generations. One thing is sure: the latter can only be temporal situation, the tribe will be “civilized”, because that is the best for them as well (?)</text:p>
      <text:h text:style-name="P40" text:outline-level="3"/>
      <text:h text:style-name="P54" text:outline-level="3">Second error: control aspects</text:h>
      <text:p text:style-name="P27">The natural evolution drives all the races to the most efficient integration to its current environment (resources and the other races competing for them). The same conditions are given to all participants and they are totally independent from them: temperature, speed, power, communication abilities. In a certain moment the flock of hyenas send the lions away, other times the result is the opposite – the survival depends on the average result of these always different individual events, and forms a mostly balanced system of always changing internal relations. Its specific feature is that sometimes the system can go out far in the favor of a very successful race, the negative feedback mechanisms (that race exterminates its own energy sources and also appears as a huge homogeneous food source for others, so its predators also rise) quickly lead the system back to the main course, this allows the nature to be surprisingly stable among the constantly changing physical conditions.</text:p>
      <text:p text:style-name="P58">None of the above mentioned aspects are true for the human civilization that would guarantee the development of the participants by the public belief.</text:p>
      <text:p text:style-name="P59">The limits are not objective physical, biological attributes, but rules made by us, and the final shape of these rules are, either a visible or a hidden way affected by the power relations of those whom the rule controls. Of course there will be place for the “nice principles” that sell the rule to the public and makes it “media-ready”, but the actual execution is solely the result of the fight of the top predators' experts that guarantees that the current status quo can only change in their favor. This is like the committee of sharks would set the sea currents, food and temperature. In what way? To create optimal conditions for the hunt. I wonder how much this system guarantees the changing and development of the sharks?</text:p>
      <text:p text:style-name="P52">In true evolutionary environment each day is a test – this is the advantage of the “small and fertile” to the mighty: survive in every conflict, every day. The balance of lions and hyenas means that to each ousted lion there are many killed hyenas in the constant fight, but the latter equals this by bigger flocks and higher fertility, thus constantly coexist with the bigger lions, actually keep their population in check, driving them to a constant development. On the contrary, our rules are precedent based. We feel the grogginess of the foundation pillars (rules made by us), but we search for the stability (quite ironically, and in total opposition to the bases of the evolution) in the results. Contrary to the nature, where along the countless tests the outcome is random, laws and abilities only affect the chances, we must win the whole war “for now and forever” in a precedent fight into which we go into with the greatest army. This single outcome (together with the consequences, which are mostly unseen at the moment of the decision) are kept and forced on the affected communities by the “constitutional state” that respects the first verdict. This kind of local stability is totally opposite to the basic factors of a long term stability.</text:p>
      <text:p text:style-name="P27">In the daily fight of nature there is no lie, no unknown factors, all the participants play with their cards on the table. For us this is much more complicated: the result, or even that the test will or will not be done at all (examinations, denunciations, investigations etc.) depend on the data collected and analyzed by people. At this point those people who are put in charge of control and search by the system, have to face individually with an almost unmeasurable might and their opposite interests – be that a venture of a big investment group with its environmental consequences, or a crime investigation going “too high”, where the “others” can do almost anything for a supporting expert opinion or decision. If this system can guarantee anything, than it is the following: it will surely find that person to the “problematic roles” (expert, officer) who “properly approach the questions” (which is totally opposite to objectivity).</text:p>
      <text:p text:style-name="P5">Looking at the contest part, our system is just a ridiculous caricature of evolution, but the situation is the same with cooperations and food chains. Theoretically the big (state or economic) organizations serve the individuals, they are there to fulfill my needs. If they fail, I turn away from them and they start “starving”, they have to change to get my resource (the money I earn) again. In fact, this goes just the opposite way. The “big ones”realized that they can't compete with the local manufacturers in a basically self sustaining community of individuals with strong and unique personality – they are “good at” serving huge, homogeneous masses of people (but even in that case only if we check the financial efficiency in a very limited way). If they have proper legal (“smart” regulations) and media support, they can generate mass needs and cripple other, natural needs. What are our real needs? Healthy food and drink, urge to common sports activities, develop our local environment, have good families... How much this is supported by supermarkets, beverage factories, the cosmetics and sports industry? Only by screwing out the natural needs and making the “target market segment” brand-addict. The do not adapt (too big for that), but shape the customers' minds, not fulfill but generate needs. Evolution, but with negative sign again.</text:p>
      <text:h text:style-name="P40" text:outline-level="3">Third error: generations</text:h>
      <text:p text:style-name="P15">The means of the evolution are unmerciful, you can see it on any nature TV channel: it kills the loser. This is not too sweet for a human who is in terror of his own death when seeing any destruction. Unfortunately this extreme final solution, politely called natural selection is an inevitable tool of evolution. If the punishment is not strong or general enough, or can be avoided, then all the rules and control is in vain: bargaining upon them becomes part of the adaptation strategies – just take a look at “tax optimization” as we call it politically correctly.</text:p>
      <text:p text:style-name="P15">The key problem is still not the penalty, but with the must of death. The deepest law of all living systems is that individuals, independently from their fitness, actions and luck, have a fixed, finite and on the level of that race generally similar lifetime, and their chance of survival constantly decrease to zero as the time goes by.</text:p>
      <text:p text:style-name="P15">Death is not a penalty for an error, but the most important rule of the game of life. This prohibits the birth of a “super-monster” that grows a new layer of armor each year, emits more and stronger poison, kills and eats all creatures around it until it remains alone and dies for starving. Death makes all of us to think: what on Earth do I take with me over the death? What is worth collecting, standing for; what can I be proud of even when I have to leave, what makes all my sweet and bitter moments of my life worth <text:s/>living, knowing that it will end?</text:p>
      <text:p text:style-name="P15">The world we have created (states, parties, offices, firms, banks, but even the goods, buildings) painfully lacks the existence of inevitable death. What kind of behaviors would it force upon the firms of the world, if after a few decades of operation they are to be destroyed without questions, their “parts” (work yards, expert staff, innovations, headquarters etc.) investigated, cleaned up and reused in other organization? Would there be place for today's hunt for patents, mystifications, immoral actions, hidden pollutions, all covered by the generations of leaders?</text:p>
      <text:p text:style-name="P15">You may ask: why on earth would there be economical and political players, why would they work if they know that they will be taken apart in a few years? The answer is simple: in that case they might care a bit more about their declared task: serving the real needs of the human society – and less about market battles and the entertaining the mighty minority.</text:p>
      <text:p text:style-name="P15"/>
      <text:p text:style-name="P5">Perhaps in this way we could have reached by today to provide the common level of comfort that our might and the planet's resources allow for each human being – instead of over-satisfying the dreams of the “solvent caste” hundreds of times by tragically overusing our resources.</text:p>
      <text:p text:style-name="P15">Very special exceptions are those fields, where market interests surprisingly fit rationality: for example int the case of the airplanes, where the risk of being worn out is not on the “user side”, but affects the airline company, there is a finite lifetime of each type after which the plane must be withdrawn. Of course our world does not deny itself: these planes go a major repair and keep on flying as whole or as spare parts at less choosy parts of the world, where malfunctions and casualties are not counted that seriously.</text:p>
      <text:h text:style-name="P40" text:outline-level="3">Results</text:h>
      <text:p text:style-name="P15">With our negative (crime-penalty based) regulations we build an approach that being civilized is something against the nature: the core idea of capitalism is the individual attacking and competing with each other by their natural instincts, and we have to be restrained by rules not to harm each other or the community. On the other hand, socialism assumed – also mistakenly – that the desire of forming a community is always stronger than the individual need.</text:p>
      <text:p text:style-name="P15">Socialism seems to have failed globally, and the believers of capitalism conclude that they are right – but the fact that we win a fight does not prove that we are right, just that among the given circumstances and in that moment we were stronger. The current processes (global credit crisis and emerging China) shows that the fall of capitalist thinking is standing at the door. China learned the lesson, did not give up the strict organization of the society, does not allow its own community to transform to a homogeneous mass of competing individuals – and it is in “winning position”.</text:p>
      <text:p text:style-name="P15">Today we are used to the sign on many products: “Made in China”, but what does it mean? It says that China is at the front of the row, they are those who work, who transform the raw materials to products that we buy; they do the real, value creating part of production. We, in the Western countries just sell and sue as the main activity, that turns the money around but does not produce any value – in fact money silently and continuously flows out of our system towards East. This process could be hidden by the banks for a while that constantly “created money” (this is what they are for, this is what the stock market wants from them; if their competitors do this better, they fall) and sustained the illusion that the center of the world is still the “advanced West”. Today this scenery collapses and the truth becomes evident: the center of the world, the greatest power is that of work, the creation of values. If we play it away following our short term interests, others will pick up and use it.</text:p>
      <text:h text:style-name="P40" text:outline-level="3">Consequences</text:h>
      <text:p text:style-name="P15">The core resource of human society is in fact my lifetime (traded for money today), which is literally the only “incoming value” of the system. If you like, the “plants” of social organizations are the individuals, the prime energy source that produces social values from lifetime and the environmental resources. All the other systems' core function is to use the products of these “plants” in order to increase the fertility and comfort of the plants, there is no reason to do any harm to them. If we apply the laws of evolution to today's civilization not only for searching for excuses, we can derive only one consequence: the system that we created far overuses and poisons its own food source, dooms itself to a catastrophic collapse.</text:p>
      <text:p text:style-name="P15"/>
      <text:h text:style-name="P20" text:outline-level="2"/>
      <text:h text:style-name="P36" text:outline-level="2">Errors: searching and intervention</text:h>
      <text:p text:style-name="P15">We try to escape from knowing the vulnerability and inevitable finiteness of our existence by trying to do the things “well”, with no errors... By choosing this unreachable aim we just make the truly fatal error affecting our environment and ourselves: we lose the ability of self control, precisely: the intention of an objective self check.</text:p>
      <text:p text:style-name="P15">Examining the question, we see that “error” is a negative category. It is so bad to feel that I have made a mistake – for example in a human relation I have built a false image about the other, different from what she actually is. The next step of the speculation is blaming the other: she surely lied to me; and self pit: how much I have sacrificed for her...</text:p>
      <text:p text:style-name="P15">The negative idea circles connected to the finding of such errors result bad feeling and disturbance, which is a negative feedback to the brain: this state must be avoided! Note that the brain can be programmed by feelings, and it changes its own structure and processes all the time; in fact it is not a logical reasoning machine but a constantly adapting system, and we ourselves control this adaptation!</text:p>
      <text:p text:style-name="P15">For example it invests huge efforts into that the actions resulting survival, like a successful escape, or the actions connected to sustaining the race (from courting to the orgasm), in spite of tiredness, pain and wounds must be integrated into the mind as positive patterns, that's why it had invented an internal soothing and cheering mechanism. Unfortunately there is no way to connect this system on biological level to finding our thinking errors; from this viewpoint it is no wonder that religions and mythologies deal so much with thinking errors, their handling and forgiving. They give a social, spiritual frame to facing with the errors that we make, acknowledge them and accept ourselves with those errors and their consequences.</text:p>
      <text:h text:style-name="P40" text:outline-level="3">Community level</text:h>
      <text:p text:style-name="P15">An error is a complex process that can be summarized like this: sub-optimal use of resources, when the invested goods, contrary to the presumptions could not create the hoped gain, or the consequential damages exceeded the planned level (if the latter was “unexpected” then it is an error in planning). Its cause can be a false or inappropriate preliminary analysis of the circumstances, inadequate aims and the resulted erroneous actions.</text:p>
      <text:p text:style-name="P15">The “error” is not a penalty from God, neither an unnatural process that can be cured by finding and blaming someone. <text:span text:style-name="T1">The error actually is an inaccurate adaptation</text:span>, it can appear by the greater chance as we are connected to the greater systems, but there is no way to fully exclude them even in the most closed scenarios. The question is not “how many errors happen”, and maybe not even “how serious they are”, but: how much the system is prepared for errors, how efficient it is in detecting and handling them.</text:p>
      <text:p text:style-name="P15">In point of the effect it is critical how fast the error can be detected, is there a predefined procedure to correct it and reduce the consequences, or shortly: do we spend adequate efforts on such things along the planning that will hopefully be totally useless? It is also a question what actions follow the detection of the error in the actual case, and how we try to decrease the chance for the same error to happen again. Take a look at these points in increasing importance order (which is the reverse of the above list).</text:p>
      <text:h text:style-name="P40" text:outline-level="3">What do we consider error today?</text:h>
      <text:p text:style-name="P15">The above definition sounds absolutely nice , but totally void in our current world. Today the evaluation system does not care about resources, natural or human values, the only valid feedback comes from the financial route.</text:p>
      <text:p text:style-name="P5">You can quote that we have rules; but punishments like a fine for environment pollution or for offense of regulations are just another items in the balance of power and budget, the don't fundamentally affect the decisions but just modify them according to the chances, increase the costs and risks.</text:p>
      <text:p text:style-name="P15"><text:span text:style-name="T1">Error today obviously and exclusively means a failure resulting financial loss</text:span>, which decrease the place, the <text:s/>“chance of survival” of the actor in the market competition. This is the only unforgivable act; the interests of the community, sparing resources or simply the rationality is considered only if the connected costs will make their revenue. (This makes a washing powder or a car tire “green”: the firm hopes to cover its investments by the plus half percent “called” customers. If they don't come, the environment protection is a failure and must be stopped.)</text:p>
      <text:p text:style-name="P15">From the financial viewpoint efficient production means that the greatest ratio of the costs is spent on creating the income-making product, and the smallest portion goes to not-profitable actions (like social issues, waste management, etc.) This way leads from glass bottles to aluminum cans: although the latter is more expensive and means constant pollution, the non profitable cost of bottle recollection is gone. The absolute target is the mandatory minimum, all extra cost is an error.</text:p>
      <text:p text:style-name="P15">Theoretically the state is in charge of setting rules that force the production and transportation companies on its territory to spend adequate part of their income to sustain the environment and local human society. Unfortunately these rules would mean a drawback in the international competition, and this would result that the firms go away or bankrupt – consequentially it is an error to make such rules. In fact there is an actual race among the countries in how much they can “sell to their citizens” the destruction of their own environment, or how much they can “externalize” it, that is make their companies to do the damage in other states' lands.</text:p>
      <text:p text:style-name="P15">A state could defend its companies that are handicapped by its own rules, by reserving its local markets for them, but this is against the free trade agreements – this threatens with serious political and financial consequences, so it would be an erroneous decision again.</text:p>
      <text:p text:style-name="P15">The multinational trade and production companies have the greatest financial might ensures in this way that they can freely search for the place on the planet that is the least sensitive to the environmental damages, the right of health and future of the local people; and by the costs minimized in this way and using global transportation (and thus putting the real costs of depleting the resources and polluting the environment away to the next generations) they can gain the maximum profit and beat any competition.</text:p>
      <text:p text:style-name="P15">So the circle is closed: the only evaluation of these multinational companies is the stock market, that only favors the current and the short term planned profit and lets only the best firms survive, the rest is eaten up buy them. This is not a malice or ha “lack of responsibility” – <text:span text:style-name="T1">this is the perfect operation of the global financial system.</text:span></text:p>
      <text:h text:style-name="P40" text:outline-level="3">Is error bad at all?</text:h>
      <text:p text:style-name="P15">If we consider the whole community it doubtlessly is, in each and every case because we used the finite resources of the planet in a wrong way, damaged our closed global environment. But in contrast of this, if we examine the error in the current competitive model, the picture is ambiguous: <text:span text:style-name="T1">to me only my own errors are bad.</text:span> Furthermore: an error made by my competitor is my advantage, <text:span text:style-name="T1">that error is good!</text:span></text:p>
      <text:p text:style-name="P5">This absurd approach is materialized in the trademarks and patents of todays world, and the contest around them, that makes a legal framework of giving me right to hide my knowledge away from someone doing similar things that I, force them to sub-optimal resource usage. Shortly: the society supports market actors to force each other to make errors, to do damage to the global community.</text:p>
      <text:h text:style-name="P40" text:outline-level="3">Reactions</text:h>
      <text:p text:style-name="P15">Consequentially, there is no guarantee at all that a detected error that is clearly harmful to the community surely results an adequate reaction with proper competence – but the opposite! The inventor considers the better solution as his own “intellectual property” and protects it by patents that ensures the competitive advantage from the more efficient solution. The inventor wants to manage the better solution in a way that prevents its competitors using it in a way that they can work off their handicap at all. And those who can't buy pay for the new technology should bankrupt and their customers should buy the inventor's products directly.</text:p>
      <text:p text:style-name="P15">It may seem more optimal to have one single manufacturer owning all the patents of a certain field and make that product with the best efficiency? Far from that, because from that moment nothing drives that manufacturer to waste further resources on research and investments. Furthermore, if it finds new results on those resources then it has to invest even more resources into modifying the production methods to apply that new invention. This is so real that the current, competing market actors rather keep the status quo and do not take big steps, because a mostly “settled market” with a moderate competition on the surface is much better than a completely new situation with new actors, big investments; and if that really makes the industry more efficient and finally reduce the costs on the “customer side”, that would lead to totally unpredictable results.</text:p>
      <text:p text:style-name="P15">Shortly: procedures that are truly erroneous considering the interests of the whole community are not surely changed even after detecting this fact because starting the change is a huge error from the financial point of view.</text:p>
      <text:h text:style-name="P40" text:outline-level="3">Pro-actions, prevention</text:h>
      <text:p text:style-name="P15">The same question is here again: what is error? The exclusively financial evaluation predestines that the market planning of the procedures are very precise (surveying the target consumers, marketing strategies, tendering the suppliers, use state donations, “tax optimizations”). From the other side (nature protection, social effects) the company is limited by the current regulations. Those barriers with the proper lobbying forces can be “bleached” (a good example is the story Hungarian waste management laws – or rather the absence of any real power). The current rules can be further soften on the control side (authority audits, “invisible” waste). The point is: <text:span text:style-name="T1">the error is not the actual environment pollution, but the proven breach of the limits;</text:span> there is a huge “gray land” between them where market advantage is at the mandatory minimum.</text:p>
      <text:p text:style-name="P15">The planning resources are distributed according to this: the financial plans are critical because a failure there hits back instantly threatening the life of the company. Next round is for keeping the rules and limits (where the costs of ecological and social sustainability compete with the transportation costs of less “choosy”, but far distant countries). Only then come the true principles of sustainability: sparing resources for unforeseen technical problems, optimizing the circulation of materials: sustainable use of local resources, reusing side-products instead of sending away as waste, etc. Ignoring these principles are serious errors considering the long term interests of the community, but financially even planning for them is a waste of resources, not to mention the realization.</text:p>
      <text:h text:style-name="P54" text:outline-level="3">Moderating the effects</text:h>
      <text:p text:style-name="P15">Errors appear along any actions: materials get tired, people lose the concentration for a moment, extreme environmental conditions may happen, energy consumption can grow suddenly. The effects of the error depends on how “prepared” is the system for their appearance at any locations, which needs a conscious over-planning. Using materials and structures that can cope with multiple times of the maximum load. Ensure several people to be there at the critical points at the same time, all the time in order to detect any error as soon as possible, and that the exhausted person can pass on his work to someone else. Implement transportation structures where the parts can take over the work of other parts (supply networks); oversize them multiple times by will, and create reserves.</text:p>
      <text:p text:style-name="P15">From the financial point of view, the listed aspects are total money pits: actually multiply the costs just in order to prepare for events with minimal chance. Not to mention the over-planning of products, which first makes them more expensive, so the manufacturer loses market share, and second: that product is <text:s/>durable (or it may even be repaired easily, outside the company for God's sake!) so it reduces the demand in the future!</text:p>
      <text:p text:style-name="P15">A thoughtful market player can never ever do such things by its own will, so we return to the regulations again that is a competitive handicap, thus the optimal level is reaching the minimal requirements at the lowest cost. The transformation of the Hungarian health care system, or the privatized energy provider companies are good examples for this.</text:p>
      <text:p text:style-name="P15">In the first case we badly need doctors playing basketball in he backyard, nurses having their coffee, empty beds, because now we have capacity for a natural disaster or a mass catastrophe on paper only; but the survival chance in an accident today is heavily affected by how many other people got into critical stage at the same time. The current control system can't measure this. The power company calmly blames the bad weather and small staff for people stay without electricity for days because the damage is not on the company's side – contrary to the wages of those fired people who could fix the service in time.</text:p>
      <text:p text:style-name="P15">Shortly: this system can't guarantee that the actors reserve adequate resources for moderating the effects of the errors. In fact it is just the opposite: as the “needless” resource is an immediate wastage, and the costs of a possible serious error can be “externalized”; even in worst case it can be handled after a long litigation, with moderate compensations and “punishing the responsible people”. So the aim is to minimize the reserves – and with this, let the effects of the errors hit the “consumers”, or in the case of pollution, the next generation directly. </text:p>
      <text:p text:style-name="P46">(I have written this years before the Hungarian red mud disaster, which is a perfect demonstration!)</text:p>
      <text:h text:style-name="P40" text:outline-level="3">Counter-action methodologies</text:h>
      <text:p text:style-name="P15">It is a critical condition for detecting, examining and moderating the consequences to have a prepared and coordinated the team, have the adequate tools for analysis and troubleshooting, have all the needed information at the moment. Without these conditions panic can break out, without proper organization, knowledge and tools a simple error may end in a disaster.</text:p>
      <text:p text:style-name="P15">It is extremely important to have previous experiences and solutions, well prepared patterns that are already analyzed and practiced by all the members of the team and know their roles; in this way there is a much greater chance for success contrary to a chaos where each participant try to find the best actions. This perfectly fits from medical surgery, fire fighting, flood controlling and emergency management. </text:p>
      <text:p text:style-name="P5">Unfortunately this approach is used only where fighting with the error is a direct and clear must and the actors are interested in a successful intervention – this means financially: to defend own machinery, decrease the length of the service lost period, and to follow the rules. On the other hand, if the errors may stay hidden because of the unclear definitions, there is no motivation to prepare for them on this level. Furthermore, because of the market competition:</text:p>
      <text:list text:style-name="L6">
        <text:list-item>
          <text:p text:style-name="P60">actors are directly interested in the intervention failures of their competitors;</text:p>
        </text:list-item>
        <text:list-item>
          <text:p text:style-name="P60">it is a competitive handicap if an error turns out;</text:p>
        </text:list-item>
        <text:list-item>
          <text:p text:style-name="P60">the total share of information breaks “industrial secrets”.</text:p>
        </text:list-item>
      </text:list>
      <text:p text:style-name="P15">Furthermore, if an actor can't avoid some preparations, they are interested in having their own, local solutions because it can be financed by the consumer (or from tender moneys); so we don't have generic emergency management methods, no modular patterns that would allow the creation of unified management methodologies for whole industries.</text:p>
      <text:p text:style-name="P15">In short: the cost of any error intervention planning is on the company, so they are prepared in the minimal acceptable level, the top priority is on avoiding internal damages, efforts are made on fields where serious compensations threat. The aim is minimizing the chance of financial loss; when the intervention is more expensive than a probable compensation, a financial error is to choose the first. Within the current system there is no chance for creating common modular intervention methods, where costs would be shared, experiences and skills could be reused.</text:p>
      <text:h text:style-name="P40" text:outline-level="3">Detection</text:h>
      <text:p text:style-name="P15">The same question again: what do we consider error? From financial viewpoint it is easy to define: a decrease in the income, in the profit, the fall of the stock rates is “wrong”, this must be caused by an error (because the anticipated “normal” state is the opposite), it has to be corrected. This is a quite simple model and enough for the survival today. It is very important to monitor the trends because any lack of control hits back immediately, it is worth to spend a lot of efforts to check the financial conditions so that we can react to any change faster than the competition.</text:p>
      <text:p text:style-name="P15">This is much more complex if we want to sustain, and if possible, improve our working environment: the ecological and social system. In this written form it looks very utopian, although all the marketing speeches of today's experts end somewhere here: the world gets better and better because of the progress even if we don't feel this way... “those nasty banks”, “that naughty crisis”...</text:p>
      <text:p text:style-name="P15">In practice, the total preliminary survey of all the affected environmental measures and social processes, the constant monitoring, cleaning from external impacts and thorough analysis is a huge task without any revenue to the company. States and local governments neither has the resources, because they should finally collect the costs from the companies through various taxes. Furthermore, if any change is detected, the current processes would have to be modified to adapt, that means extra costs again.</text:p>
      <text:p text:style-name="P15">The problem here is that both governments and market actors are interested in “not detecting” the ecological or social (means: fundamentally sustainability affecting) errors, because managing them would need huge financial efforts without immediate revenue. It is much better to externalize the consequences from the system and push them to a lower level (the state tasks to the local governments, the structural problems of the health care system to the hospitals, the energy costs of the badly insulated buildings to the home owners, etc...). The lower level mostly and partly manage the problems by some local creativity (but of course this is much less effective than fixing the system level errors), the rest can be considered as social problems and handled by financial aids.</text:p>
      <text:h text:style-name="P54" text:outline-level="3">The root cause</text:h>
      <text:p text:style-name="P15">The term “error” always has a negative taste, in our world it is a “bad thing”, but if we look at it a bit closer, this association makes no sense. The error in fact is an inadequate adaptation to the current conditions, which results non-optimal use of the resources, not reaching the aims and the appearance of unanticipated side effects.</text:p>
      <text:p text:style-name="P15">Our world if huge, immensely complex whole in an ever changing balance of totally interconnected subsystems, which we simply can't understand and know in its full depth. Since the invention of the chaos theory we exactly know that if we would have all the information of all the smallest points of the whole system, the smallest measurement, calculation, rounding or storing inaccuracy may result in an undue difference between the modeled and the actual behavior. In spite of all this we can do nothing else: we have to plan, decide and work based on the very limited amount of information and knowledge that we have. This means errors are predestined and inevitable: we always make mistakes if we do anything, because we don't know enough about the environment. </text:p>
      <text:p text:style-name="P15">The error is not born when it turns out. An environmental disaster because of a huge oil spill is not born when the tanker wrecks, but much earlier: when the energy thirst driven by artificial needs forces enormous amounts of crude oil to travel around the planet, when we don't have enough reserve in the system to safely delay the transport because of the weather conditions, when the safety methods of the transportation system are inadequate, when there are no well prepared, immediately applicable emergency management teams and knowledge.</text:p>
      <text:p text:style-name="P15">The error cases always happen because of specific actors, processes and equipments; identifying, impeaching and replacing them immediately create battles of mights and the process is hardly ever truly objective. Furthermore this is far from enough: the analysis of the whole system that turned the weakness of the actors to a disaster is mostly missing. When it is done, it often misses the point, they modify the aims and control methods of the system instead of searching for the root causes. The “role” that enables, invokes the error stays, only the actor is replaced; the scenery changes but not the motivations, the actual error event is locked out but the system failure survives.</text:p>
      <text:p text:style-name="P15">On the other hand, each detected and analyzed error leads to a deeper knowledge of not the system only, but (and this is more important): about ourselves, our analysis and planning abilities, motivations that resulted the false interpretation of the information, wrong decisions and actions. If we handle our errors properly, they are the best – or we can say: the only – tools to come to know the world and ourselves. Unfortunately we handle the errors just the opposite way in all sections of the troubleshooting, so it is no wonder that our image of both the world and ourself got so very far from the reality. But this is still better than doing the ultimate error: to stop all actions because of the fear of making errors, and so excluding the chance to finally learn from them sometime.</text:p>
      <text:h text:style-name="P36" text:outline-level="2"><draw:frame draw:style-name="fr7" draw:name="Keret2" text:anchor-type="paragraph" svg:width="14.616cm" draw:z-index="1"><draw:text-box fo:min-height="1.277cm"><text:p text:style-name="P42">Until this point, I have touched two major topics. In the Phenomena section I intended to prove that we unstoppably run towards a hard wall, although we try not to recognize it with all our power; but the wall is there and we really pay badly if we hit it.</text:p><text:p text:style-name="P42">With exploring the causes I wished to clarify that our race-level ill behavior is based on our personal, inevitable conflicts, can be considered reasonable, so there is no need to search for any external obstructive factor or hunt for dark global conspiracies (although there surely are some of them), or blaming a kind of transcendental bad guy. Those things that we have to cope with as a biological creatures with the ability of thinking is far enough to cause problems, especially now, when we became a global race that can be controlled homogeneously (translated: by global money) by small interest groups from any distance and in arbitrary measures.</text:p><text:p text:style-name="P42">We rush on a finite track with ever increasing speed, looking down to see the shortest distance ahead, hanging cramped on the rules that we are taught, the ground; we can't stumble because that hurts very badly – yes, we have fallen many times, but never at this speed. It seems that we can't stop before the end of the track even if we pull all the breaks; we can't turn away because we only would get sooner to the totally unknown area, not at the end of the track but at the side.</text:p><text:p text:style-name="P42"/><text:p text:style-name="P61">...</text:p><text:p text:style-name="P61"/><text:p text:style-name="P42">I wonder what did the Wright brothers feel when in that crackling shaky gadget they far exceeded the speed that could lead to a serious, maybe fatal accident, when they were running out of the marked path, and were unable either to turn away or slow down? The pilot was left alone but with the faith that he may succeed to do something that never happened before – or may die with knowing that even the experiment worthed it.</text:p><text:p text:style-name="P42">I have chosen the faith that today's world, this state is “good” and usable for something; I want to believe that sitting in this shattered, clattering and smoking wreck, hanging on the seat, I don't just imagine, hope, wish, but really hear the voice: </text:p><text:p text:style-name="P62">“Ladies and gentlemen, fasten the belts, hang on tight – now we start to fly!”</text:p><text:p text:style-name="P61"/></draw:text-box></draw:frame></text:h>
      <text:p text:style-name="P15"/>
      <text:h text:style-name="P63" text:outline-level="1">The real role of the crisis factors</text:h>
      <text:p text:style-name="P15">In the upcoming section I pick some of those thoughts that are responsible for the majority of the frustrations that flood us and manifest in this world. The selection is rather subjective and naturally I could have chosen others as well; the consequences are personal and do not surely contain an “absolute truth”. My intention is only to demonstrate that the game of this world and our life have basic laws that are just as annoying as the parental denials are for a curious child. However, in spite of any anger the best for all is to accept the laws and their consequences upon us, and search for happiness within the borders marked by them. To achieve this goal, we need a kind of “reverse thinking”. </text:p>
      <text:p text:style-name="P15">When analyzing a specific situation, I use my mind in two ways. First, I want to understand the processes and intentions in my environment – in this I try to be precise and objective, try to anticipate the possible actions; I think about what the others should do differently. Second, I try to find explanations or excuses for my own actions and thoughts, I try to avoid as much as the circumstances allow to derive consequences upon myself that would point out errors in my own thinking and drive me to change. This is the natural protection of the stability of my thinking, confidence and self recognition; so this is a totally natural behavior.</text:p>
      <text:p text:style-name="P15">“Give me a fulcrum, and I shall move the world!” - said Archimedes, and we badly need such a point to change our minds, and so the world around us can change too. The fulcrum must reside outside of the system, a firm foundation that needs no explanation, justification or support: my faith in myself. This of course may come from a religion (Jesus lives in a Christian, a Jew is a member of the chosen nation, a Buddhist has Buddha-nature), but that is not necessary – the point is that it must be a personal true experience: although my existence is temporal, but can be significant and beneficial to others, I can become part of big processes way beyond my fragility.</text:p>
      <text:p text:style-name="P15">If I can switch my mind to this way, protecting my current thinking structures become futile: it is not a problem anymore that today I have thoughts that were alien to me yesterday, while I find my yesterday ideas strange. The change of my personality is no more a pain and loss, but I can enjoy the progress and can believe in the value of the transformation – for the latter it is quite important that this transformation should be based on a positive view of the world...</text:p>
      <text:p text:style-name="P15">Only this approach allows reverse thinking. I can't change the circumstances, they are determined by the external actors and the fundamental laws of the world: I am mortal, vulnerable, and “people” are not so much interested in what and how they should behave, and why. The only being in this whole world, whose actions, thoughts and changes I am hundred percent responsible, and have the ability to influence them <text:s/>also – is myself. Consequentially: to search for explanations, excuses and acceptance is worth only <text:span text:style-name="T1">for the world and the actions of people around me</text:span>; while analyzing and finding points to change is more beneficial <text:span text:style-name="T1">inside myself</text:span>. Following the conclusions my thinking may change, the intention of understanding may make me more open to the events and signs in my neighborhood, I can draw lessons from them.</text:p>
      <text:p text:style-name="P15">In the following part I will give samples to this kind of reversed thinking, that were important to me and indicated changes within me. This list can be continued according to your interests, knowledge and experiences. Remember: it is not dead true that there is an explanation, reason, or good will behind the events of the world, and my consequences are also not certainly true – but in spite of all this, if this adopting approach starts positive processes inside, why not to play with these ideas?</text:p>
      <text:h text:style-name="P20" text:outline-level="2"/>
      <text:h text:style-name="P36" text:outline-level="2">Life, death, change</text:h>
      <text:p text:style-name="P15">Our biological and physical existence is based on a paradox. One of the fundamental laws of physics is the law of entropy, simplified it states that all processes move towards the chaos, complex structures slowly dissolve and turn into a more or less homogeneous, unordered mass. A typical example is a building let alone, that slowly loses its ordered structure and falls into decay.</text:p>
      <text:p text:style-name="P15">The history of biology seems to conflict with this, it shows the progress from homogeneous, slightly ordered organisms to the current very complex creatures, among those to us, humans. This conflict however exists only in a shallow analysis. Looking closer we see that biology loses all the battles: each and every creature is determined to die according to the law of physics, without a single exception. On the other hand, all the creatures get some (in physics, a very small amount of) time in which they can reproduce themselves, those will die also like their parent, but get a little bit of time again and again. The constant devastation also gives the only way for progress: the “better” gets a little more time, a little more space for reproduction, so increases the ratio of the more advanced entities.</text:p>
      <text:p text:style-name="P15">The same applies to us humans, who tend to think of ourselves as unique, unrepeatable entities: our existence is temporal and very short, our death is determined inevitable must. The key of our progress is the constant appearance of deviations, “errors” in various measures and combinations; fighting against or hiding them is pointless, but it is necessary to have a total, objective control based on true values that favors the proper, socially beneficial patterns and thus guarantees the positive evolution of the community, the public thinking.</text:p>
      <text:p text:style-name="P15">Our existence today is far more affected by the social environment and our position in it, than biological and physical conditions and features. Either we get to extreme physical conditions (cold, warm, dry etc.) or our biological attributes differ from the average (size, power, speed, or even body irregularities, illness, permanent damages), these factors affect our live quality, predictable lifetime and reproduction chances the less as the higher our social position is or have the more money manifesting this rank.</text:p>
      <text:p text:style-name="P15">Unfortunately the social structures (of course now I talk about the “advanced world”) are also built by us, so it essentially embodies our riot against the laws of biology and physics: we want to create “eternal”, or at least “stable”, unchanging structures, be that a building, tool, state organization, company or philosophical idea. We build our own fears of mortality into these structures, expect the stability from them that we search for because of the fundamental laws of our life. This makes the “created world” conflict with the “real world” in its fundamental laws, represents opposite values, fights against and destroys the nature – <text:s/>and ourselves as well, because although we deny our fundamental laws, they will not be less true on us.</text:p>
      <text:p text:style-name="P15">Reversing the previous statement: we have created a civilization that embodies our inner conflicts and so it destroys both our natural environment and our souls. This can only be avoided by creating new fundamental laws to the global human community that fit to the laws of physics and biology (which are independent from, and absolutely apply to all of us). This includes that those social laws stand above the social system just like the laws of physics and biology are superior to all the creatures. Of course there have been experiments to create absolute superior social structures, from total dictatorships to state level official religions, but those could not touch the key questions; this new system can only be created by a human community that has a totally different mindset, after it has realized and accepted the fundamental laws of its own existence.</text:p>
      <text:h text:style-name="P20" text:outline-level="2"/>
      <text:h text:style-name="P36" text:outline-level="2">Money – the global value transporter</text:h>
      <text:p text:style-name="P15">Money is the value transporter of our world, criticizing it is one of the key topics of this analysis; the cause of the problem is its globality and the fact that we, its creators and users have not grown up to this aspect. Money is global from three viewpoints: the location, the seller and the buyer.</text:p>
      <text:p text:style-name="P15">It is geologically global, because I can go anywhere, “money”, the product exchange tool without any inherent value is there in (almost) all communities; and anywhere within the “developed world” it can be used. It is “seller global”, (almost) anything from bread rolls through silence to honor there can be a price for which we are ready to sell it. “Buyer global”, with a proper offer we can get (almost) anything. The exceptions in the list show that certain circumstances, more precisely a specific mentality in some situations can limit this “the whole world is for sale” statement, but this neither has any ultimate power, with even more money all resistance can be broken, barriers (rules and people) can be avoided or moved.</text:p>
      <text:p text:style-name="P15">This globality alone is not a problem, but the good result of a long evolution, and allows wording and solving global tasks. Geological globality allows to use huge resources (almost) anywhere on the planet; so we can build an observatory in the middle of a jungle or the top of a mountain – free from the fact that the needed resources are not available in that area, and the observatory does not make any local benefit there; but the global community wants, and has the resources to build it.</text:p>
      <text:p text:style-name="P15">Buyer globality allows the instant access to the needed resources, without having to fulfill the actual needs of their providers. In the old tale of the little rooster needs water, the well wants a girdle, the girl want a mirror, ... and while the rooster runs back on this chain of needs and gets the water, the chicken chokes. How much easier it is to say: “Well, give me water for a dollar, and buy your girdle or whatever on it...”</text:p>
      <text:p text:style-name="P15">The seller globality results that any service, product, whatever can be sold; this allows a sort of “basic research”: to realize an idea before the need appears for it, as you can find a buyer for that later on. This applies to a large portion of the world around us: the tools and services for what you could hardly find anyone interested in a hundred years ago, are natural, more or less vital parts of our life today.</text:p>
      <text:p text:style-name="P15">These features combined gives a great freedom to mankind: allow huge, true global access and concentration of resources – or the opposite: spreading the product on the whole planet; the progress is not limited by the actual demand and supply balance, thousands of new approaches can compete for reveal the future needs and fulfill them. We can thank them for the unbelievable development of the last centuries and even more the last decades (as money conquered more and more areas).</text:p>
      <text:p text:style-name="P15">The problem is with the handling of the might of money, or rather the inability to do it right. All that I have shown in the Phenomena section are just consequences of the listed aspects of globality: the careless and unlimited pollution, ruining social structures, locking people up in a dream world of artificial needs. Furthermore our relationship with money engraves interest and compound interest into the system, thus the must of exponential growth. This could work in a system of a “conquerable, undiscovered” planet and enslaveable neighbors, but cannot be applied by a race that wants to live on a limited sustaining system of a whole planet, without wars.</text:p>
      <text:p text:style-name="P15">Several “domestication” experiments were made on money, but they all have failed, resulting this world that we have today. The “One Ring” can't be owned, changed or destroyed, because it is not just another entity in our world, but the part of our common thinking and language.</text:p>
      <text:h text:style-name="P26" text:outline-level="2"/>
      <text:h text:style-name="P64" text:outline-level="2">Abilities and disabilities</text:h>
      <text:p text:style-name="P27">We arrive to this world with different abilities, this is like finding a big rucksack at the door when we leave for the ride with our names on it. The way is long, we have to make decisions in every moment, and the way really worths to choose sometimes depends on the content of the sack .</text:p>
      <text:p text:style-name="P27">It is very important to get familiar with it, to reveal exactly what tools lurk in it, because if we know it, we can quite clearly see that five percent of all the chances in front of us in a given moment, that we are truly well prepared for.</text:p>
      <text:p text:style-name="P27">There is only one more important thing than this: to know what is <text:span text:style-name="T1">not there</text:span> in the bag. If we know this, we can exclude without thinking a serious majority of the seemingly possible choices, say eighty percent. Those ways may look nice, we could dream of getting to their ends and look proudly at ourselves. Alas, in fact we have a very little chance to play that game among those competitors who have much better abilities for that path; and if finally, and after cruel fights we reach the so much desired aim, it may turn out that it is none of our business, but we can't even throw it away then. This can be a career, a position, a spouse – anything.</text:p>
      <text:p text:style-name="P27">Therefore for rational thinkers, failures have very high values, especially those that they know they went at it hard, have spared no efforts to use as an excuse later, but still failed, and could even see that the opponent did not have to fight too hard. This makes yet another step towards to be able to ignore another fraction of that eighty percent of possible ways that are not for them.</text:p>
      <text:p text:style-name="P27">Truly faithful people are confident that there surely is a place, a task in the world that perfectly fit to their abilities. They respect the might that created that place, and left precisely the needed content in that sack at the door with their names. They are also grateful for the trust, because there was no exact map in the sack to lead to the target, but the might left to their free will, understanding and maturity to find the way. They have received the respect as a free entity, and work with all of their powers to deserve it.</text:p>
      <text:p text:style-name="P27">Face the facts: the glass is not “half full or empty” for any of us, actually<text:span text:style-name="T1"> there is hardly anything in it</text:span>, and many times we feel it empty. Among the billions of people with whom we live in this world at the same time, there are so many physical, spiritual, financial or social potentials distributed, many of those we would like to have but can never get. Those chances are not ours, neither the tasks that those people should do by using them wisely. On the other hand, if we recognize that tiny talent that we have, and accept that plenty that we don't have, we start feeling the direction that we are the best to follow. We start feeling the attraction of a task, a role, an image, a lifestyle, a partner, a place – later on when looking back it seems that all the steps, experiences and talents were just magically organized in order to make the place, time and people meet each other.</text:p>
      <text:h text:style-name="P26" text:outline-level="2">Tasks</text:h>
      <text:p text:style-name="P15">From the biological point of view, all living creatures have these tasks encoded: “stay alive” and “reproduce”. For plants this is built into their biological structure: the seed starts to grow when receives enough humidity, grows its root downwards to the soil, stem and leaves upwards to the light; then by using the absorbed raw materials from the soil and the energy from the Sun it grows and produces seeds again. Animals that have the ability of free movement are driven by the mechanism of pain to protect their bodies; the cycles of the needs and their fulfillment to their individual survival.</text:p>
      <text:p text:style-name="P15"/>
      <text:p text:style-name="P15"/>
      <text:p text:style-name="P5">Creatures having advanced brain, that are not limited to play the encoded programs but can learn and communicate, all have more sophisticated community mechanisms: organized hunting, area protection, baby care. The appearance and development of these tasks can be considered as the evolution of the community, with the same selection methods: a wrong solution (ambiguous signals, less effective behavior) leads to the exclusion of its owner, or if it prevails, it becomes the competitive handicap for the whole group, the member count decreases and the group gets crowded out of the territory; while patterns that allow more efficiency (good warning signs, better task distribution) win in long term.</text:p>
      <text:p text:style-name="P15">At this point the key factor is still the individual selection: entities in organized groups are more efficient then alone; the members of a group with more efficient organization patterns have a greater chance for survival and reproduction. The next development leap is the appearance of the “identity” of the group, which starts to act as a control agent above the members. From this point the entities define themselves as members of that group, and formulate group level needs superior to their own ones. This is when they do not learn how to make tools or weapons from each other, but select the adequate amount of “craftsmen” who should fulfill this need of the group. It has the same importance that the group must “select out” those who do not respect the community order by sending off or even killing them.</text:p>
      <text:p text:style-name="P15">This community defines tasks and roles, associate members to them, invents means to collect, keep and pass on the valuable experiences of the members – so steps to a higher level again. At this point, similarly to the strange coexistence of biology and physics, the group survives the death of its members, and sustains itself by teaching the new members; their differences and the errors in the teaching provide the randomness required for the evolution, while keeping the common value and habit order very strictly acts as the selective force.</text:p>
      <text:p text:style-name="P15">So the community generated tasks and roles are in fact the key to the survival and progress of the community, both the cause and the result of it. They allow that the group can ensure higher safety to the members than living and fulfilling all their needs alone; furthermore by the superior organization and tasks it comforts the members against their mortality.</text:p>
      <text:p text:style-name="P15">Considering today's human being as the result of this community evolution, it is a valid assumption that in our thinking and basic behavior patterns we were selected to do community tasks, to need group level feedback and to adapt to them. No wonder that we feel good if we can help our fellows or any other creature, that we seek for being together with others; only a few people want long solitude and most of even them consider it as a challenge and not as a natural state. On the other side, community always appear as the source of roles and tasks, and evaluates their execution. So finally, satisfied people are active, useful and respected members of their beloved groups who get challenging tasks that fit for their abilities, and they solve them with the help and for the benefit of their partners.</text:p>
      <text:p text:style-name="P15">Now we reach our current system standing upside down. Money, the ultimate value measurement emphasizes the rewards against the tasks. The system managers, creators of the tasks do not see the real need of the community anymore; researches and surveys do not worth much, and when sometimes they reveal something, consequences reach far beyond the target problem, or can be opposite to the managers interests. On the contrary, the needs and interests of the “fulfiller applicants” are very precise (and many times are supported by background deals) but their real aim is not to do the task but to get the reward, the work is actually a burden. Finally, for the people actually working on something is not clear at all what kind of community they work for, is there a real need at all behind their activity, and get feedback only from their employers, which many times are far from the evaluation of the “served” community.</text:p>
      <text:p text:style-name="P5">No wonder that the common approach, respect for the tasks are very far from the relevant role that they do have in the community and human civilization; so they appear for us also not as a honor, a chance to learn and prove, but a burden. The joy of solving an exercise in school is replaced by the marks, later in life the money given for it. </text:p>
      <text:p text:style-name="P15">The inevitable result is a more and more shallow and aimless life that on higher level moves towards consumption and entertainment, on lower levels turns to stupidity and aggression, both for individuals and communities.</text:p>
      <text:h text:style-name="P20" text:outline-level="2">Ownership</text:h>
      <text:p text:style-name="P15">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P15">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P15">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P15">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P15"/>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P15">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P15">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P15">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P15">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P15">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P15">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P20" text:outline-level="2">Együttműködés és verseny</text:h>
      <text:p text:style-name="P15">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P15">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P15">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P15">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P15">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P15">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P15">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P15">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P15">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P15">„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P15"/>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P15">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P20" text:outline-level="2">Egyidejűség</text:h>
      <text:p text:style-name="P15">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P15">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P15">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P15">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P15">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7"/>
      <text:p text:style-name="P28">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7">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7">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7">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7">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7">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7">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P15">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P15"/>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P15">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P15">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P15">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P20" text:outline-level="2">Klykhor, Gólem</text:h>
      <text:p text:style-name="P15">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P15">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P15"/>
      <text:p text:style-name="P15"/>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P15">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P15">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P15">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5">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P15">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P15"/>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P15">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P15">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P20" text:outline-level="2">Miért jó a válság?</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63" text:outline-level="1">Kiút</text:h>
      <text:h text:style-name="P65" text:outline-level="2">A hátsó kijárat</text:h>
      <text:p text:style-name="P27">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7">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7">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7">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7">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7"/>
      <text:p text:style-name="P28">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7">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7"><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7"><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7"><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7">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7">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Minél rosszabb, annál jobb</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Pozitív minták teremtése, a kártékonyak kizárása</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66" text:outline-level="3">Biztonságvág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40" text:outline-level="3">Halandóság, birtoklás, megosztás</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40" text:outline-level="3"/>
      <text:h text:style-name="P54" text:outline-level="3">Szemét</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7">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40" text:outline-level="3"/>
      <text:h text:style-name="P68" text:outline-level="3">Mérhetőség: pénz – CO2 – energia – beavatkozás</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4" text:outline-level="3">Azonosíthatóság, felelősségvállalás, utódkeresés</text:h>
      <text:p text:style-name="P35">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40" text:outline-level="3">Lokális értékfogalom, szükségletalapúság</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40" text:outline-level="3">Határainkon túlmutató feladatok</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40" text:outline-level="3"/>
      <text:h text:style-name="P54" text:outline-level="3">A hit kulcsmondatai</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9">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9">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9">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36" text:outline-level="2">Alapfeltételek</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40" text:outline-level="3">Szervezettség</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40" text:outline-level="3">Információ</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70" text:outline-level="3"/>
      <text:h text:style-name="P71" text:outline-level="3">Motiváció</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72" text:outline-level="3">Hit</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36" text:outline-level="2">Források</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40" text:outline-level="3">Közvetlen szeméttermelés – csomagolás</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40" text:outline-level="3">Közvetlen szeméttermelés a négyzeten – szenvedélyek</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40" text:outline-level="3">Közvetlen szeméttermelés a köbön – fegyverek</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40" text:outline-level="3">Másodlagos szeméttermelés</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40" text:outline-level="3">Szemétté válás</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40" text:outline-level="3">Megosztás</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40" text:outline-level="3">Szállítás</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40" text:outline-level="3">Kereskedelem</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40" text:outline-level="3">Utazás</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40" text:outline-level="3"/>
      <text:h text:style-name="P54" text:outline-level="3">Képzés</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40" text:outline-level="3">Összefoglalva</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Útiterv</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6" text:outline-level="3">Bemutatkozás – virtuális szubjek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40" text:outline-level="3">Erőgyűjtés</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6" text:outline-level="3">Kibontakozás</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40" text:outline-level="3">Kiteljesedés</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40" text:outline-level="3">Esélyek?</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6">Ezt a vezetést folyamatosan éreztem utamon, most is emiatt írok. Hiszem, hogy ha jó úton járok, nem fog elhagyni, és ha eltévednék, segíti majd azokat, akik a helyes irányt követik.</text:p>
      <text:h text:style-name="P20" text:outline-level="2"/>
      <text:h text:style-name="P36" text:outline-level="2">Közös tudatosság</text:h>
      <text:p text:style-name="P46">(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52">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52">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73">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73">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73">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73">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73">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73">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73">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73">A választás, <text:span text:style-name="T1">a változás ideje eljött</text:span>, és nem múlik el attól, hogy az önsajnálatot, be­gubózó szerencsétlenkedést választjuk ahelyett, hogy büszkén vállalnánk a nekünk megadatott sorsot, óriási lehetőséget.</text:p><text:p text:style-name="P73"/><text:p text:style-name="P74">Fel a fejjel!</text:p></draw:text-box></draw:frame></text:h>
      <text:h text:style-name="P44" text:outline-level="1">Mazsolák</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40"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40"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40"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40" text:outline-level="3">Hőbörgők</text:h>
      <text:p text:style-name="P15">Az esztelen lázadó törvényszerűen válik azok eszközévé, akik ellen lázad.</text:p>
      <text:h text:style-name="P40"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75" text:outline-level="3"/>
      <text:h text:style-name="P76"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7" text:outline-level="3">Kérdések és válaszok</text:h>
      <text:p text:style-name="P15">Életünk azzal telik, hogy válaszokat keresünk kérdésekre; pedig sokkal fontosabb maga a kérdés: mi az, amit meg szeretnénk tudni, és miért pont azt?</text:p>
      <text:p text:style-name="P67">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52">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7" text:outline-level="3">Hit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40" text:outline-level="3">Hit-el</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72"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72"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5">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40"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72" text:outline-level="3">Civilizációk kapcsolata</text:h>
      <text:p text:style-name="P27">Az utazás témakörben eltöprengtem azon, milyen hatással van a mi civilizációnk egy meghódított közösségre; így azon is gondolkodtam, hogyan lehetne ezt jól csinálni. </text:p>
      <text:p text:style-name="P67">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72" text:outline-level="3">… tanítsd meg halászni...</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7">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4" text:outline-level="3">Az őrült kovácsmester</text:h>
      <text:p text:style-name="P35">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5">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45">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8">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8">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8">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78">a kalapács lesújt az acélgömbre.</text:p>
      <text:h text:style-name="P79" text:outline-level="1">Zárszó</text:h>
      <text:h text:style-name="P80" text:outline-level="2">Rövid kérdezz-felelek</text:h>
      <text:h text:style-name="P40"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40" text:outline-level="3">Belekapsz mindenféle tudományba – egyáltalán tudod, miről beszélsz?</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40" text:outline-level="3">Hasonló kezdeményezések?</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8">Az én nagy álmom, hogy mindannyian eljutunk a harmadik kőfaragó szintjére.</text:p>
      <text:h text:style-name="P40"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40"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40" text:outline-level="3">Nem félsz?</text:h>
      <text:p text:style-name="P81">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81">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81">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82" text:outline-level="2">Motivációk</text:h>
      <text:p text:style-name="P47">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7">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7">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7">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7">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7"/>
      <text:p text:style-name="P48">Ma ezt írnám nem létező címeremre:</text:p>
      <text:p text:style-name="P83">Az Ősök tiszteletére,<text:line-break/>Minden társ hasznára,<text:line-break/>Az utódok örömére.</text:p>
      <text:p text:style-name="P35">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83">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A hátsó kijárat</text:chapter></text:span></text:p>
      </style:header>
      <style:footer>
        <text:p text:style-name="P2"><text:tab/><text:tab/><text:page-number text:select-page="current">8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1-30T06:48:35</dc:date>
    <dc:language>hu-HU</dc:language>
    <meta:editing-cycles>835</meta:editing-cycles>
    <meta:editing-duration>P89DT11H39M24S</meta:editing-duration>
    <meta:user-defined meta:name="Ver">0.9</meta:user-defined>
    <meta:user-defined meta:name="Info 2"/>
    <meta:user-defined meta:name="Info 3"/>
    <meta:user-defined meta:name="Info 4"/>
    <meta:document-statistic meta:table-count="1" meta:image-count="1" meta:object-count="0" meta:page-count="119" meta:paragraph-count="935" meta:word-count="68776" meta:character-count="438426"/>
  </office:meta>
</office:document-meta>
</file>